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ius ADF" svg:font-family="'Gillius ADF'"/>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94535"/>
    </style:style>
    <style:style style:name="P2" style:family="paragraph" style:parent-style-name="Text_20_body">
      <style:text-properties officeooo:paragraph-rsid="00094535"/>
    </style:style>
    <style:style style:name="P3" style:family="paragraph" style:parent-style-name="Text_20_body">
      <style:text-properties officeooo:rsid="0011de8a" officeooo:paragraph-rsid="0011de8a"/>
    </style:style>
    <style:style style:name="P4" style:family="paragraph" style:parent-style-name="Text_20_body">
      <style:text-properties officeooo:rsid="0023753d" officeooo:paragraph-rsid="0023753d"/>
    </style:style>
    <style:style style:name="P5" style:family="paragraph" style:parent-style-name="Text_20_body">
      <style:text-properties officeooo:rsid="002e27eb" officeooo:paragraph-rsid="002e27eb"/>
    </style:style>
    <style:style style:name="P6" style:family="paragraph" style:parent-style-name="Text_20_body">
      <style:text-properties officeooo:rsid="002ed92e" officeooo:paragraph-rsid="003f9e5e"/>
    </style:style>
    <style:style style:name="P7" style:family="paragraph" style:parent-style-name="Text_20_body">
      <style:text-properties fo:font-weight="bold" officeooo:rsid="003ae926" officeooo:paragraph-rsid="003ae926" style:font-weight-asian="bold" style:font-weight-complex="bold"/>
    </style:style>
    <style:style style:name="P8" style:family="paragraph" style:parent-style-name="Text_20_body">
      <style:text-properties fo:font-weight="bold" officeooo:rsid="0032cadb" officeooo:paragraph-rsid="00395b11" fo:background-color="#ffff99" style:font-weight-asian="bold" style:font-weight-complex="bold"/>
    </style:style>
    <style:style style:name="P9" style:family="paragraph" style:parent-style-name="Text_20_body">
      <style:text-properties officeooo:rsid="00365f3a" officeooo:paragraph-rsid="00365f3a" fo:background-color="#ffff99"/>
    </style:style>
    <style:style style:name="P10" style:family="paragraph" style:parent-style-name="Text_20_body">
      <style:text-properties officeooo:paragraph-rsid="00395b11" fo:background-color="#ffff99"/>
    </style:style>
    <style:style style:name="P11" style:family="paragraph" style:parent-style-name="Text_20_body">
      <style:text-properties officeooo:rsid="0032cadb" officeooo:paragraph-rsid="0032cadb"/>
    </style:style>
    <style:style style:name="P12" style:family="paragraph" style:parent-style-name="Text_20_body">
      <style:text-properties officeooo:rsid="00359eed" officeooo:paragraph-rsid="00359eed"/>
    </style:style>
    <style:style style:name="P13" style:family="paragraph" style:parent-style-name="Text_20_body">
      <style:text-properties officeooo:paragraph-rsid="00359eed"/>
    </style:style>
    <style:style style:name="P14" style:family="paragraph" style:parent-style-name="Text_20_body">
      <style:text-properties officeooo:paragraph-rsid="00395b11"/>
    </style:style>
    <style:style style:name="P15" style:family="paragraph" style:parent-style-name="Text_20_body">
      <style:text-properties officeooo:rsid="00395b11" officeooo:paragraph-rsid="00395b11"/>
    </style:style>
    <style:style style:name="P16" style:family="paragraph" style:parent-style-name="Text_20_body">
      <style:text-properties officeooo:rsid="003ae926" officeooo:paragraph-rsid="003ae926"/>
    </style:style>
    <style:style style:name="P17" style:family="paragraph" style:parent-style-name="Text_20_body">
      <style:text-properties fo:font-weight="normal" officeooo:rsid="003ae926" officeooo:paragraph-rsid="003ae926" style:font-weight-asian="normal" style:font-weight-complex="normal"/>
    </style:style>
    <style:style style:name="P18" style:family="paragraph" style:parent-style-name="Text_20_body">
      <style:text-properties officeooo:paragraph-rsid="0042e03b"/>
    </style:style>
    <style:style style:name="P19" style:family="paragraph" style:parent-style-name="Text_20_body">
      <style:text-properties officeooo:rsid="002fe73b" officeooo:paragraph-rsid="002fe73b"/>
    </style:style>
    <style:style style:name="P20" style:family="paragraph" style:parent-style-name="Text_20_body">
      <style:text-properties officeooo:rsid="0044aea4" officeooo:paragraph-rsid="0044aea4"/>
    </style:style>
    <style:style style:name="P21" style:family="paragraph" style:parent-style-name="Text_20_body">
      <style:text-properties officeooo:rsid="0044aea4" officeooo:paragraph-rsid="0045118e"/>
    </style:style>
    <style:style style:name="P22" style:family="paragraph" style:parent-style-name="Text_20_body">
      <style:text-properties officeooo:paragraph-rsid="0044aea4"/>
    </style:style>
    <style:style style:name="P23" style:family="paragraph" style:parent-style-name="Text_20_body">
      <style:text-properties officeooo:rsid="00094535" officeooo:paragraph-rsid="0044aea4"/>
    </style:style>
    <style:style style:name="P24" style:family="paragraph" style:parent-style-name="Text_20_body">
      <style:text-properties officeooo:rsid="006d4fda" officeooo:paragraph-rsid="0045118e"/>
    </style:style>
    <style:style style:name="P25" style:family="paragraph" style:parent-style-name="Text_20_body">
      <style:text-properties officeooo:paragraph-rsid="0045118e"/>
    </style:style>
    <style:style style:name="P26" style:family="paragraph" style:parent-style-name="Text_20_body">
      <style:text-properties officeooo:rsid="004558c5" officeooo:paragraph-rsid="004b1396"/>
    </style:style>
    <style:style style:name="P27" style:family="paragraph" style:parent-style-name="Text_20_body">
      <style:text-properties officeooo:rsid="004558c5" officeooo:paragraph-rsid="005e9948"/>
    </style:style>
    <style:style style:name="P28" style:family="paragraph" style:parent-style-name="Text_20_body">
      <style:text-properties officeooo:rsid="004783fa" officeooo:paragraph-rsid="004783fa"/>
    </style:style>
    <style:style style:name="P29" style:family="paragraph" style:parent-style-name="Text_20_body">
      <style:text-properties officeooo:rsid="004783fa" officeooo:paragraph-rsid="004f6a38"/>
    </style:style>
    <style:style style:name="P30" style:family="paragraph" style:parent-style-name="Text_20_body">
      <style:text-properties officeooo:rsid="00493ad1" officeooo:paragraph-rsid="00493ad1"/>
    </style:style>
    <style:style style:name="P31" style:family="paragraph" style:parent-style-name="Text_20_body">
      <style:text-properties officeooo:rsid="00493ad1" officeooo:paragraph-rsid="004f6a38"/>
    </style:style>
    <style:style style:name="P32" style:family="paragraph" style:parent-style-name="Text_20_body">
      <style:text-properties officeooo:rsid="0026ceff" officeooo:paragraph-rsid="00395b11"/>
    </style:style>
    <style:style style:name="P33" style:family="paragraph" style:parent-style-name="Text_20_body">
      <style:text-properties officeooo:paragraph-rsid="004b1396"/>
    </style:style>
    <style:style style:name="P34" style:family="paragraph" style:parent-style-name="Text_20_body">
      <style:text-properties officeooo:rsid="005577de" officeooo:paragraph-rsid="005577de"/>
    </style:style>
    <style:style style:name="P35" style:family="paragraph" style:parent-style-name="Text_20_body">
      <style:text-properties officeooo:rsid="005738a9" officeooo:paragraph-rsid="005738a9"/>
    </style:style>
    <style:style style:name="P36" style:family="paragraph" style:parent-style-name="Text_20_body">
      <style:text-properties officeooo:paragraph-rsid="005f0a44"/>
    </style:style>
    <style:style style:name="P37" style:family="paragraph" style:parent-style-name="Text_20_body">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Text_20_body">
      <style:text-properties officeooo:rsid="004558c5" officeooo:paragraph-rsid="005f0a44"/>
    </style:style>
    <style:style style:name="P42" style:family="paragraph" style:parent-style-name="Text_20_body" style:list-style-name="L1"/>
    <style:style style:name="P43" style:family="paragraph" style:parent-style-name="Text_20_body" style:list-style-name="L3"/>
    <style:style style:name="P44" style:family="paragraph" style:parent-style-name="Text_20_body" style:list-style-name="L4">
      <style:text-properties officeooo:rsid="002ed92e" officeooo:paragraph-rsid="003f9e5e"/>
    </style:style>
    <style:style style:name="P45" style:family="paragraph" style:parent-style-name="Text_20_body" style:list-style-name="L4">
      <style:text-properties officeooo:rsid="002ed92e" officeooo:paragraph-rsid="002ed92e"/>
    </style:style>
    <style:style style:name="P46" style:family="paragraph" style:parent-style-name="Text_20_body" style:list-style-name="L4">
      <style:text-properties officeooo:rsid="002f3a7a" officeooo:paragraph-rsid="003ae926"/>
    </style:style>
    <style:style style:name="P47" style:family="paragraph" style:parent-style-name="Text_20_body" style:list-style-name="L4">
      <style:text-properties officeooo:rsid="003bbbd3" officeooo:paragraph-rsid="003bbbd3"/>
    </style:style>
    <style:style style:name="P48" style:family="paragraph" style:parent-style-name="Text_20_body" style:list-style-name="L5"/>
    <style:style style:name="P49" style:family="paragraph" style:parent-style-name="Text_20_body" style:list-style-name="L5">
      <style:text-properties officeooo:paragraph-rsid="00378553"/>
    </style:style>
    <style:style style:name="P50" style:family="paragraph" style:parent-style-name="Text_20_body">
      <style:text-properties officeooo:rsid="0060cb2c" officeooo:paragraph-rsid="0060cb2c"/>
    </style:style>
    <style:style style:name="P51" style:family="paragraph" style:parent-style-name="Text_20_body" style:list-style-name="L1">
      <style:paragraph-properties fo:margin-top="0cm" fo:margin-bottom="0cm" loext:contextual-spacing="false"/>
    </style:style>
    <style:style style:name="P52" style:family="paragraph" style:parent-style-name="Text_20_body" style:list-style-name="L2">
      <style:paragraph-properties fo:margin-top="0cm" fo:margin-bottom="0cm" loext:contextual-spacing="false"/>
    </style:style>
    <style:style style:name="P53" style:family="paragraph" style:parent-style-name="Text_20_body" style:list-style-name="L3">
      <style:paragraph-properties fo:margin-top="0cm" fo:margin-bottom="0cm" loext:contextual-spacing="false"/>
    </style:style>
    <style:style style:name="P54" style:family="paragraph" style:parent-style-name="Heading_20_1">
      <style:text-properties officeooo:rsid="004558c5" officeooo:paragraph-rsid="004558c5"/>
    </style:style>
    <style:style style:name="P55" style:family="paragraph" style:parent-style-name="Heading_20_1">
      <style:text-properties officeooo:rsid="005577de" officeooo:paragraph-rsid="005577de"/>
    </style:style>
    <style:style style:name="P56" style:family="paragraph" style:parent-style-name="Heading_20_1">
      <style:text-properties officeooo:rsid="00094535" officeooo:paragraph-rsid="00094535"/>
    </style:style>
    <style:style style:name="P57" style:family="paragraph" style:parent-style-name="Heading_20_1">
      <style:text-properties officeooo:rsid="00094535" officeooo:paragraph-rsid="003d95bf"/>
    </style:style>
    <style:style style:name="P58" style:family="paragraph" style:parent-style-name="Heading_20_1">
      <style:text-properties officeooo:paragraph-rsid="00094535"/>
    </style:style>
    <style:style style:name="P59" style:family="paragraph" style:parent-style-name="Heading_20_3">
      <style:text-properties officeooo:paragraph-rsid="00395b11"/>
    </style:style>
    <style:style style:name="P60" style:family="paragraph" style:parent-style-name="Heading_20_2">
      <style:text-properties officeooo:rsid="000a3c34" officeooo:paragraph-rsid="000a3c34"/>
    </style:style>
    <style:style style:name="P61" style:family="paragraph" style:parent-style-name="Heading_20_2">
      <style:text-properties officeooo:rsid="000be45b" officeooo:paragraph-rsid="000be45b"/>
    </style:style>
    <style:style style:name="P62" style:family="paragraph" style:parent-style-name="Heading_20_2">
      <style:text-properties fo:font-weight="bold" officeooo:rsid="002f3a7a" officeooo:paragraph-rsid="00395b11" fo:background-color="#ffff99" style:font-weight-asian="bold" style:font-weight-complex="bold"/>
    </style:style>
    <style:style style:name="P63" style:family="paragraph" style:parent-style-name="Heading_20_2">
      <style:text-properties officeooo:paragraph-rsid="00395b11"/>
    </style:style>
    <style:style style:name="P64" style:family="paragraph" style:parent-style-name="Bibliography_20_1">
      <style:text-properties style:font-style-asian="normal"/>
    </style:style>
    <style:style style:name="T1" style:family="text">
      <style:text-properties officeooo:rsid="000a0c2f"/>
    </style:style>
    <style:style style:name="T2" style:family="text">
      <style:text-properties officeooo:rsid="000cccbb"/>
    </style:style>
    <style:style style:name="T3" style:family="text">
      <style:text-properties style:text-position="super 58%" officeooo:rsid="0031408b"/>
    </style:style>
    <style:style style:name="T4" style:family="text">
      <style:text-properties style:text-position="super 58%" officeooo:rsid="004a00d7"/>
    </style:style>
    <style:style style:name="T5" style:family="text">
      <style:text-properties officeooo:rsid="000ecabd"/>
    </style:style>
    <style:style style:name="T6" style:family="text">
      <style:text-properties officeooo:rsid="000f0186"/>
    </style:style>
    <style:style style:name="T7" style:family="text">
      <style:text-properties officeooo:rsid="001176f1"/>
    </style:style>
    <style:style style:name="T8" style:family="text">
      <style:text-properties officeooo:rsid="0019056a"/>
    </style:style>
    <style:style style:name="T9" style:family="text">
      <style:text-properties officeooo:rsid="001aee39"/>
    </style:style>
    <style:style style:name="T10" style:family="text">
      <style:text-properties officeooo:rsid="001c08b2"/>
    </style:style>
    <style:style style:name="T11" style:family="text">
      <style:text-properties officeooo:rsid="001f4e01"/>
    </style:style>
    <style:style style:name="T12" style:family="text">
      <style:text-properties officeooo:rsid="001fb070"/>
    </style:style>
    <style:style style:name="T13" style:family="text">
      <style:text-properties officeooo:rsid="0023753d"/>
    </style:style>
    <style:style style:name="T14" style:family="text">
      <style:text-properties fo:background-color="#ffff00" loext:char-shading-value="0"/>
    </style:style>
    <style:style style:name="T15" style:family="text">
      <style:text-properties officeooo:rsid="0026ceff" fo:background-color="#ffff00" loext:char-shading-value="0"/>
    </style:style>
    <style:style style:name="T16" style:family="text">
      <style:text-properties officeooo:rsid="0028ecfa" fo:background-color="#ffff00" loext:char-shading-value="0"/>
    </style:style>
    <style:style style:name="T17" style:family="text">
      <style:text-properties officeooo:rsid="00493ad1" fo:background-color="#ffff00" loext:char-shading-value="0"/>
    </style:style>
    <style:style style:name="T18" style:family="text">
      <style:text-properties officeooo:rsid="0026ceff"/>
    </style:style>
    <style:style style:name="T19" style:family="text">
      <style:text-properties officeooo:rsid="0029c31a"/>
    </style:style>
    <style:style style:name="T20" style:family="text">
      <style:text-properties officeooo:rsid="002e27eb"/>
    </style:style>
    <style:style style:name="T21" style:family="text">
      <style:text-properties officeooo:rsid="002f3a7a"/>
    </style:style>
    <style:style style:name="T22" style:family="text">
      <style:text-properties officeooo:rsid="002fe73b"/>
    </style:style>
    <style:style style:name="T23" style:family="text">
      <style:text-properties officeooo:rsid="0031408b"/>
    </style:style>
    <style:style style:name="T24" style:family="text">
      <style:text-properties officeooo:rsid="0032cadb"/>
    </style:style>
    <style:style style:name="T25" style:family="text">
      <style:text-properties officeooo:rsid="00359eed"/>
    </style:style>
    <style:style style:name="T26" style:family="text">
      <style:text-properties officeooo:rsid="00365f3a"/>
    </style:style>
    <style:style style:name="T27" style:family="text">
      <style:text-properties officeooo:rsid="00378553"/>
    </style:style>
    <style:style style:name="T28" style:family="text">
      <style:text-properties officeooo:rsid="00395b11"/>
    </style:style>
    <style:style style:name="T29" style:family="text">
      <style:text-properties fo:font-weight="normal" style:font-weight-asian="normal" style:font-weight-complex="normal"/>
    </style:style>
    <style:style style:name="T30" style:family="text">
      <style:text-properties fo:font-weight="normal" officeooo:rsid="00395b11" style:font-weight-asian="normal" style:font-weight-complex="normal"/>
    </style:style>
    <style:style style:name="T31" style:family="text">
      <style:text-properties officeooo:rsid="003ae926"/>
    </style:style>
    <style:style style:name="T32" style:family="text">
      <style:text-properties officeooo:rsid="003bbbd3"/>
    </style:style>
    <style:style style:name="T33" style:family="text">
      <style:text-properties officeooo:rsid="004339ad"/>
    </style:style>
    <style:style style:name="T34" style:family="text">
      <style:text-properties officeooo:rsid="0044aea4"/>
    </style:style>
    <style:style style:name="T35" style:family="text">
      <style:text-properties fo:font-variant="normal" fo:text-transform="none" style:text-position="0% 100%" fo:font-style="normal" style:text-underline-style="none" fo:font-weight="normal" officeooo:rsid="0028ecfa"/>
    </style:style>
    <style:style style:name="T36" style:family="text">
      <style:text-properties fo:font-variant="normal" fo:text-transform="none" style:text-position="0% 100%" fo:font-style="normal" style:text-underline-style="none" fo:font-weight="normal" officeooo:rsid="00276aaf"/>
    </style:style>
    <style:style style:name="T37" style:family="text">
      <style:text-properties officeooo:rsid="0028ecfa"/>
    </style:style>
    <style:style style:name="T38" style:family="text">
      <style:text-properties officeooo:rsid="00665bc0"/>
    </style:style>
    <style:style style:name="T39" style:family="text">
      <style:text-properties officeooo:rsid="00a0b055"/>
    </style:style>
    <style:style style:name="T40" style:family="text">
      <style:text-properties officeooo:rsid="006d4fda"/>
    </style:style>
    <style:style style:name="T41" style:family="text">
      <style:text-properties officeooo:rsid="0064823e"/>
    </style:style>
    <style:style style:name="T42" style:family="text">
      <style:text-properties officeooo:rsid="0045a66b"/>
    </style:style>
    <style:style style:name="T43" style:family="text">
      <style:text-properties officeooo:rsid="004783fa"/>
    </style:style>
    <style:style style:name="T44" style:family="text">
      <style:text-properties officeooo:rsid="00493ad1"/>
    </style:style>
    <style:style style:name="T45" style:family="text">
      <style:text-properties officeooo:rsid="004a00d7"/>
    </style:style>
    <style:style style:name="T46" style:family="text">
      <style:text-properties officeooo:rsid="004b1396"/>
    </style:style>
    <style:style style:name="T47" style:family="text">
      <style:text-properties officeooo:rsid="004d1b06"/>
    </style:style>
    <style:style style:name="T48" style:family="text">
      <style:text-properties officeooo:rsid="0050e058"/>
    </style:style>
    <style:style style:name="T49" style:family="text">
      <style:text-properties officeooo:rsid="005492c0"/>
    </style:style>
    <style:style style:name="T50" style:family="text">
      <style:text-properties officeooo:rsid="005a0d36"/>
    </style:style>
    <style:style style:name="T51" style:family="text">
      <style:text-properties officeooo:rsid="004558c5"/>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825_1912399406" text:style-name="Index_20_Link" text:visited-style-name="Index_20_Link">Personal grid:<text:tab/>2</text:a></text:p>
          <text:p text:style-name="P38"><text:a xlink:type="simple" xlink:href="#__RefHeading__962_506529561" text:style-name="Index_20_Link" text:visited-style-name="Index_20_Link">Abstract<text:tab/>3</text:a></text:p>
          <text:p text:style-name="P38"><text:a xlink:type="simple" xlink:href="#__RefHeading__958_506529561" text:style-name="Index_20_Link" text:visited-style-name="Index_20_Link">Intro<text:tab/>3</text:a></text:p>
          <text:p text:style-name="P38"><text:a xlink:type="simple" xlink:href="#__RefHeading__960_506529561" text:style-name="Index_20_Link" text:visited-style-name="Index_20_Link">Research Process:<text:tab/>4</text:a></text:p>
          <text:p text:style-name="P38"><text:a xlink:type="simple" xlink:href="#__RefHeading__966_506529561" text:style-name="Index_20_Link" text:visited-style-name="Index_20_Link">Pilot Studies<text:tab/>4</text:a></text:p>
          <text:p text:style-name="P39"><text:a xlink:type="simple" xlink:href="#__RefHeading__681_1994724931" text:style-name="Index_20_Link" text:visited-style-name="Index_20_Link">Rational for the pilot studies<text:tab/>4</text:a></text:p>
          <text:p text:style-name="P39"><text:a xlink:type="simple" xlink:href="#__RefHeading__968_506529561" text:style-name="Index_20_Link" text:visited-style-name="Index_20_Link">Mobility on Eigg<text:tab/>4</text:a></text:p>
          <text:p text:style-name="P39"><text:a xlink:type="simple" xlink:href="#__RefHeading__970_506529561" text:style-name="Index_20_Link" text:visited-style-name="Index_20_Link">Power of Knoydart<text:tab/>6</text:a></text:p>
          <text:p text:style-name="P40"><text:a xlink:type="simple" xlink:href="#__RefHeading__683_1994724931" text:style-name="Index_20_Link" text:visited-style-name="Index_20_Link">Power<text:tab/>6</text:a></text:p>
          <text:p text:style-name="P40"><text:a xlink:type="simple" xlink:href="#__RefHeading__850_506529561" text:style-name="Index_20_Link" text:visited-style-name="Index_20_Link">Data and its materialisation<text:tab/>6</text:a></text:p>
          <text:p text:style-name="P40"><text:a xlink:type="simple" xlink:href="#__RefHeading__964_506529561" text:style-name="Index_20_Link" text:visited-style-name="Index_20_Link">Towards a definition of data<text:tab/>6</text:a></text:p>
          <text:p text:style-name="P40"><text:a xlink:type="simple" xlink:href="#__RefHeading__984_506529561" text:style-name="Index_20_Link" text:visited-style-name="Index_20_Link">Different types of data<text:tab/>6</text:a></text:p>
          <text:p text:style-name="P39"><text:a xlink:type="simple" xlink:href="#__RefHeading__972_506529561" text:style-name="Index_20_Link" text:visited-style-name="Index_20_Link">Zaytoun<text:tab/>6</text:a></text:p>
          <text:p text:style-name="P40"><text:a xlink:type="simple" xlink:href="#__RefHeading__720_1994724931" text:style-name="Index_20_Link" text:visited-style-name="Index_20_Link">Data, Why Twitter?<text:tab/>7</text:a></text:p>
          <text:p text:style-name="P40"><text:a xlink:type="simple" xlink:href="#__RefHeading__722_1994724931" text:style-name="Index_20_Link" text:visited-style-name="Index_20_Link">Reflection and Discussion:<text:tab/>8</text:a></text:p>
          <text:p text:style-name="P39"><text:a xlink:type="simple" xlink:href="#__RefHeading__974_506529561" text:style-name="Index_20_Link" text:visited-style-name="Index_20_Link">Study of personal grid<text:tab/>8</text:a></text:p>
          <text:p text:style-name="P38"><text:a xlink:type="simple" xlink:href="#__RefHeading__956_506529561" text:style-name="Index_20_Link" text:visited-style-name="Index_20_Link">Research outputs<text:tab/>9</text:a></text:p>
          <text:p text:style-name="P38"><text:a xlink:type="simple" xlink:href="#__RefHeading__976_506529561" text:style-name="Index_20_Link" text:visited-style-name="Index_20_Link">Research gaps<text:tab/>9</text:a></text:p>
          <text:p text:style-name="P38"><text:a xlink:type="simple" xlink:href="#__RefHeading__978_506529561" text:style-name="Index_20_Link" text:visited-style-name="Index_20_Link">Chapters list for thesis<text:tab/>10</text:a></text:p>
          <text:p text:style-name="P39"><text:a xlink:type="simple" xlink:href="#__RefHeading__995_506529561" text:style-name="Index_20_Link" text:visited-style-name="Index_20_Link">Intro<text:tab/>10</text:a></text:p>
          <text:p text:style-name="P39"><text:a xlink:type="simple" xlink:href="#__RefHeading__997_506529561" text:style-name="Index_20_Link" text:visited-style-name="Index_20_Link">Method<text:tab/>10</text:a></text:p>
          <text:p text:style-name="P39"><text:a xlink:type="simple" xlink:href="#__RefHeading__999_506529561" text:style-name="Index_20_Link" text:visited-style-name="Index_20_Link">Data and its materialisation<text:tab/>10</text:a></text:p>
          <text:p text:style-name="P39"><text:a xlink:type="simple" xlink:href="#__RefHeading__1005_506529561" text:style-name="Index_20_Link" text:visited-style-name="Index_20_Link">Biased algorithms<text:tab/>10</text:a></text:p>
          <text:p text:style-name="P39"><text:a xlink:type="simple" xlink:href="#__RefHeading__1007_506529561" text:style-name="Index_20_Link" text:visited-style-name="Index_20_Link">Economy of Attention<text:tab/>10</text:a></text:p>
          <text:p text:style-name="P39"><text:a xlink:type="simple" xlink:href="#__RefHeading__1009_506529561" text:style-name="Index_20_Link" text:visited-style-name="Index_20_Link">Power<text:tab/>10</text:a></text:p>
          <text:p text:style-name="P39"><text:a xlink:type="simple" xlink:href="#__RefHeading__691_1994724931" text:style-name="Index_20_Link" text:visited-style-name="Index_20_Link">Digital Condition<text:tab/>10</text:a></text:p>
          <text:p text:style-name="P39"><text:a xlink:type="simple" xlink:href="#__RefHeading__685_1994724931" text:style-name="Index_20_Link" text:visited-style-name="Index_20_Link">Temporalities of Design and Anthropology<text:tab/>10</text:a></text:p>
          <text:p text:style-name="P39"><text:a xlink:type="simple" xlink:href="#__RefHeading__1479_1299314926" text:style-name="Index_20_Link" text:visited-style-name="Index_20_Link">Studies<text:tab/>10</text:a></text:p>
          <text:p text:style-name="P40"><text:a xlink:type="simple" xlink:href="#__RefHeading__1481_1299314926" text:style-name="Index_20_Link" text:visited-style-name="Index_20_Link">Mobility on Eigg<text:tab/>10</text:a></text:p>
          <text:p text:style-name="P40"><text:a xlink:type="simple" xlink:href="#__RefHeading__1483_1299314926" text:style-name="Index_20_Link" text:visited-style-name="Index_20_Link">Power of Knoydart<text:tab/>10</text:a></text:p>
          <text:p text:style-name="P40"><text:a xlink:type="simple" xlink:href="#__RefHeading__1485_1299314926" text:style-name="Index_20_Link" text:visited-style-name="Index_20_Link">Zaytoun<text:tab/>10</text:a></text:p>
          <text:p text:style-name="P40"><text:a xlink:type="simple" xlink:href="#__RefHeading__1487_1299314926" text:style-name="Index_20_Link" text:visited-style-name="Index_20_Link">Personal grids<text:tab/>10</text:a></text:p>
          <text:p text:style-name="P38"><text:a xlink:type="simple" xlink:href="#__RefHeading__980_506529561" text:style-name="Index_20_Link" text:visited-style-name="Index_20_Link">Plan for year two and three<text:tab/>10</text:a></text:p>
          <text:p text:style-name="P39"><text:a xlink:type="simple" xlink:href="#__RefHeading__709_1994724931" text:style-name="Index_20_Link" text:visited-style-name="Index_20_Link">To be recycled...<text:tab/>10</text:a></text:p>
          <text:p text:style-name="P39"><text:a xlink:type="simple" xlink:href="#__RefHeading__986_506529561" text:style-name="Index_20_Link" text:visited-style-name="Index_20_Link">Review of related design/artistic works on data and social activism<text:tab/>11</text:a></text:p>
          <text:p text:style-name="P40"><text:a xlink:type="simple" xlink:href="#__RefHeading__988_506529561" text:style-name="Index_20_Link" text:visited-style-name="Index_20_Link">Francis Alys<text:tab/>11</text:a></text:p>
          <text:p text:style-name="P40"><text:a xlink:type="simple" xlink:href="#__RefHeading__990_506529561" text:style-name="Index_20_Link" text:visited-style-name="Index_20_Link">Wafaa Bilal<text:tab/>12</text:a></text:p>
          <text:p text:style-name="P40"><text:a xlink:type="simple" xlink:href="#__RefHeading__1469_1299314926" text:style-name="Index_20_Link" text:visited-style-name="Index_20_Link">Marina Abramović<text:tab/>12</text:a></text:p>
          <text:p text:style-name="P38"><text:a xlink:type="simple" xlink:href="#__RefHeading__485_1523688948" text:style-name="Index_20_Link" text:visited-style-name="Index_20_Link">References:<text:tab/>12</text:a></text:p>
        </text:index-body>
      </text:table-of-content>
      <text:p text:style-name="P1"/>
      <text:p text:style-name="P37"><text:bookmark-start text:name="__RefHeading__483_1523688948"/><text:word-count>4770</text:word-count><text:bookmark-end text:name="__RefHeading__483_1523688948"/></text:p>
      <text:h text:style-name="P54" text:outline-level="1"/>
      <text:h text:style-name="P55" text:outline-level="1">500 words abstract:</text:h>
      <text:p text:style-name="P34">Looking at existing methodologies of understanding grids as defined by mclooen this takes the form of two case studies first is eigg second is knoydart</text:p>
      <text:p text:style-name="P34">1500 words on global village and grid</text:p>
      <text:p text:style-name="P34"/>
      <text:h text:style-name="Heading_20_1" text:outline-level="1"><text:soft-page-break/>1000 words eigg</text:h>
      <text:h text:style-name="Heading_20_1" text:outline-level="1">1000 words on knoydart </text:h>
      <text:h text:style-name="Heading_20_2" text:outline-level="2">200 words abstratct</text:h>
      <text:h text:style-name="Heading_20_2" text:outline-level="2">500 words on what did – thods you empoyed</text:h>
      <text:h text:style-name="Heading_20_2" text:outline-level="2">control <text:span text:style-name="T50">panel</text:span></text:h>
      <text:h text:style-name="Heading_20_2" text:outline-level="2">dronees</text:h>
      <text:h text:style-name="Heading_20_2" text:outline-level="2"><text:span text:style-name="T50">l</text:span>ight blub</text:h>
      <text:h text:style-name="Heading_20_2" text:outline-level="2">300 words conclusion / reflection / takeaway</text:h>
      <text:h text:style-name="Heading_20_1" text:outline-level="1">500 words reflection on community grids – proposing ctirique that it needs to be personal grids</text:h>
      <text:h text:style-name="Heading_20_1" text:outline-level="1"/>
      <text:h text:style-name="Heading_20_1" text:outline-level="1">1000 words 750 <text:s/>population</text:h>
      <text:h text:style-name="Heading_20_1" text:outline-level="1">500 words o<text:span text:style-name="T50">ut</text:span>line what you<text:span text:style-name="T50">'</text:span>r<text:span text:style-name="T50">e</text:span> doing</text:h>
      <text:h text:style-name="Heading_20_1" text:outline-level="1">projects you want to undertake</text:h>
      <text:h text:style-name="Heading_20_1" text:outline-level="1">literature need to look at</text:h>
      <text:h text:style-name="Heading_20_1" text:outline-level="1"><text:span text:style-name="T50">gaunt</text:span> chart <text:span text:style-name="T50">time-lines</text:span></text:h>
      <text:h text:style-name="Heading_20_1" text:outline-level="1"/>
      <text:p text:style-name="P35">what methodologies can be developed to help individuals understanding of the<text:span text:style-name="T50">i</text:span>r personal grids</text:p>
      <text:p text:style-name="P35">Are p<text:span text:style-name="T50">er</text:span>sonal grids a better s<text:span text:style-name="T50">t</text:span>arting point for understand<text:span text:style-name="T50">ing</text:span> the global village</text:p>
      <text:p text:style-name="P35"/>
      <text:h text:style-name="P55" text:outline-level="1"/>
      <text:h text:style-name="P54" text:outline-level="1"><text:bookmark-start text:name="__RefHeading__825_1912399406"/>Personal grid:<text:bookmark-end text:name="__RefHeading__825_1912399406"/></text:h>
      <text:p text:style-name="P36"><text:span text:style-name="T51">One of the existing issues with our society is the complexity of the global village we live in. This is not a new phenomenon and Globalisation process has been traced in many traditional and </text:span><text:soft-page-break/><text:span text:style-name="T51">comtemporary things. For example some believe it started with religions globalisation of Islam, some believe it started in the seventies and some believe it started....</text:span></text:p>
      <text:p text:style-name="P41">Over the last two decades we've also witnessed rise of many off grid homes and communities. Vannini (2015) describes these new off-grid practices as ways that people are trying to live a more simple life, a life that is more respectful towards the environment, very innovative and at the same time old way of life. A life that is more aware of what will happen behind their plugs. “... flicking a switch to turn on an electric lamp at my home I am in a way incorporating the kinetic power of water channelled into dams, water-wheels, and turbines by my utility provider. Someone who lives off the electrical grid had to incorporate the same essential resource (e.g., water) and assemble a tool (e.g., a turbine) to generate electricity. But the key difference relies in the way our respective bodily activities unfold...”.</text:p>
      <text:p text:style-name="P50">Off gridness was arguably a movement in response toenergy crisis, climate change and also providing energy to parts of the world that are not economically profitable for energy companies to invest, such as Knoydart or other small hebridies Islands.</text:p>
      <text:p text:style-name="P50">Looking at life of the grid project, off gridness is not only a way of life with no connection to naitonal energy grid, it could also be on a general view being off grid from any national or international network or infrascructure. For example see lifeoffthegrid.net/health. Many people has variety of books on how to go off grid as hiding ones own identity. Off gridness again as Vaninni argues is a simplified way of life, more aware and more respectful. </text:p>
      <text:p text:style-name="P50"/>
      <text:p text:style-name="P27"><text:span text:style-name="T45">The promises of the global village was connectivity, transparency, equality for all however by the beginning of 21</text:span><text:span text:style-name="T4">st</text:span><text:span text:style-name="T45"> century after decades of its development after the second world war, what has left is an increase force of capitalism and its transformation through the digital. By digital I mean digital transactions, shopping, relationships and anything that we do using internet and digital network infrastructure. Through which only less than one third of the world has access to . We also witnessed the birth of neo-liberal slavery, disappearance of classes and its new manifestation through social media which arguably lacks discourse....</text:span></text:p>
      <text:p text:style-name="P26"><text:span text:style-name="T45">I call this process which accelerated exponentially over the last two decades, privatisation of the self. A process during which every aspects of our life turns into valued commodities. For example the cost of 30 seconds of our ears is 30 minutes of music according to spotify. This also shows a transformation from labour to product, the labour does not exist anymore in its conventional understanding. This expands further into monetisation of our relationships and communications through social media such as facebook, twitter, email, flickr and many others. </text:span>A process that privatised every aspect of our lives, from entertainment that gets filtered through media <text:span text:style-name="T46">distributors</text:span> such as netflix, lovefilm and so on which use computer algorithms <text:span text:style-name="T46">to</text:span> <text:span text:style-name="T49">tailor</text:span> down the consumer options into smaller numbers whilst selling these personal information and preferences to other third parties for further cross database comparisons and data mining <text:span text:style-name="T49">and value extraction</text:span>.</text:p>
      <text:p text:style-name="P33"><text:soft-page-break/>The <text:span text:style-name="T43">privatisation</text:span> however doesn't just <text:span text:style-name="T42">exist in the domain of entertainment, its increasingly expanding into more aspects of our life. For example monetisation of community practices such as couch surfing through airbnb and hitchhiking through uber. These digitalisation of practices while they may have potential positive impacts on our culture and societies they also increasingly moving towards even more exploitation of labour through an step by step process. The first step is to eliminate or weaken any existing competitor. During this competitive elimination traditional class struggles also disappear. For example see the current struggles Taxis are facing since the birth of Uber. Uber competition is by offering cheaper prices at first since Uber does not require any permanent offices, they do not have training, background check or any licencing fees, however they pay for their costumers mobile data plan. After the success of the first phase then second phase starts which is about elimination of their own labour forces. This is through an individualised competition which will be through betting for cheaper prices however in this scenario the digital managed to end other existing practices and therefore the lonely individual will have no place to protest or struggle for their rights.</text:span></text:p>
      <text:p text:style-name="P28">The purpose of privatised self study is to demonstrate the cost of savings we make and how it effects other classes for example the labour and workforce that produce things we use. <text:span text:style-name="T46">The study consists of two parts, one will focus on the study of the grid itself and the latter focuses on methods of resistance. </text:span></text:p>
      <text:p text:style-name="P29">The first part of the study is to develop further understanding of the lack of understanding of digital culture on our life, class struggle and hiding our relationships with different part of trades. “<text:span text:style-name="T47">Reading digitally is the form ideology takes in what might be referred to as the era of the digital condition: a regime of accumulation that emerges in the post-World War II period in which developments in production, communication, and transportation have enabled capitalism to encircle the globe. It is the means by which the exploitation of labour is obscured behind a "spiritual aroma" that suggests that humanity is entering a postcapitalist, postnational, postlabor, posthierarchy, postwork society in which consumption rather than production drives the economy and developments in science and technology have replaced labor as the source of surplus value.”. (Wilkie, 2011) For example (</text:span><text:span text:style-name="T17">example of exportation of labour in some craftsmanship</text:span><text:span text:style-name="T44">). </text:span></text:p>
      <text:p text:style-name="P31">Limits of grid, capitalism used to function based on ideas of scarcity, now it functions on unlimited access, instant shopping, one click shopping, next day delivery. Wilkie (2011) refers to this new mode of capitalism as “network capitalism beyond the contradictions of class, what is necessary is a theory of capital networks-the way in which all aspects of life today are determined by the unequal property relations between those who own and control the means of production and those who own nothing but their labour”.</text:p>
      <text:p text:style-name="P28"/>
      <text:p text:style-name="P30">The personal grid aims to untangle some of this complicated space<text:span text:style-name="T48">s</text:span> and grid<text:span text:style-name="T48">s</text:span> that we inhabit, <text:span text:style-name="T48">connect, relate and consume through</text:span>. </text:p>
      <text:p text:style-name="P28"><text:soft-page-break/></text:p>
      <text:h text:style-name="P56" text:outline-level="1"><text:bookmark-start text:name="__RefHeading__962_506529561"/>Abstract<text:bookmark-end text:name="__RefHeading__962_506529561"/></text:h>
      <text:h text:style-name="P56" text:outline-level="1"><text:bookmark-start text:name="__RefHeading__958_506529561"/>Intro<text:bookmark-end text:name="__RefHeading__958_506529561"/></text:h>
      <text:p text:style-name="P2">The original purpose of my <text:a xlink:type="simple" xlink:href="http://hadi.link/PhD/proposal" text:style-name="Internet_20_link" text:visited-style-name="Visited_20_Internet_20_Link">PhD</text:a> was to study the following:</text:p>
      <text:list xml:id="list4484248935053623112" text:style-name="L1">
        <text:list-item>
          <text:p text:style-name="P51">How digital technologies are transforming community narratives into the digital sphere (For example see, Knoydart community’s <text:a xlink:type="simple" xlink:href="http://powerofknoydart.org/" text:style-name="Internet_20_link" text:visited-style-name="Visited_20_Internet_20_Link">energy consumption visualisation</text:a>). </text:p>
        </text:list-item>
        <text:list-item>
          <text:p text:style-name="P51">How these digital spheres and spaces are being used by the community. </text:p>
        </text:list-item>
        <text:list-item>
          <text:p text:style-name="P42">How these approaches to heterogeneous and non-hegemonic modes of development, innovation and production could effect design. </text:p>
        </text:list-item>
      </text:list>
      <text:p text:style-name="Text_20_body">The study aimed to specifically focus on “off grid” communities.</text:p>
      <text:p text:style-name="Text_20_body">My PhD is practice based and therefore to follow these questions, I did four pilot studies to gain better understanding of the “whats” first.</text:p>
      <text:p text:style-name="Text_20_body">For example:</text:p>
      <text:list xml:id="list1627165563222619912" text:style-name="L2">
        <text:list-item>
          <text:p text:style-name="P52">What is a grid? </text:p>
        </text:list-item>
        <text:list-item>
          <text:p text:style-name="P52">What is off grid? </text:p>
        </text:list-item>
        <text:list-item>
          <text:p text:style-name="P52">What is a community? </text:p>
        </text:list-item>
      </text:list>
      <text:p text:style-name="Text_20_body">During the first year of my research <text:span text:style-name="T28">four pilot studies have been done, </text:span>each of them designed and developed with different aims to explore the main questions.</text:p>
      <text:p text:style-name="Text_20_body">The four <text:span text:style-name="T28">Pilot studies </text:span>are as follows:</text:p>
      <text:list xml:id="list1153422258727685530" text:style-name="L3">
        <text:list-item>
          <text:p text:style-name="P53"><text:span text:style-name="Strong_20_Emphasis">Mobility on Isle of Eigg: </text:span><text:span text:style-name="Strong_20_Emphasis"><text:span text:style-name="T30">Questions around history of mobility, its relation to: seasons, community dynamics, tourism, sustainability, individual and community values. </text:span></text:span></text:p>
        </text:list-item>
        <text:list-item>
          <text:p text:style-name="P53"><text:span text:style-name="Strong_20_Emphasis">Power of Knoydart: </text:span></text:p>
        </text:list-item>
        <text:list-item>
          <text:p text:style-name="P53"><text:span text:style-name="Strong_20_Emphasis">Zaytoun</text:span>: digital data, data visualisation and issues of localisation and materialisation of information </text:p>
        </text:list-item>
        <text:list-item>
          <text:p text:style-name="P43"><text:span text:style-name="Strong_20_Emphasis">Personal Grids</text:span>: quantified self, <text:span text:style-name="T26">privatised self, digital class struggle,</text:span> study of personal grids </text:p>
        </text:list-item>
      </text:list>
      <text:h text:style-name="P58" text:outline-level="1"><text:bookmark-start text:name="__RefHeading__960_506529561"/>Research <text:span text:style-name="T13">Process:</text:span><text:bookmark-end text:name="__RefHeading__960_506529561"/></text:h>
      <text:p text:style-name="P4">My PhD sits in a new <text:span text:style-name="T19">multidisciplinary</text:span> area of research between design and anthropology. Over the last couple <text:span text:style-name="T19">of years</text:span> Design Anthropology gained more enthusiasm and attention among anthropologists who are trying to create new interfaces for anthropological studies (<text:span text:style-name="T14">See:</text:span>) and Designers who wants to use advanced anthropolog<text:span text:style-name="T28">ical</text:span> methods to study their design and its disruption<text:span text:style-name="T19">s</text:span> (<text:span text:style-name="T14">see:</text:span>).</text:p>
      <text:p text:style-name="P32">One of the challenges and complexities of this growing field is the conflicting temporal space <text:s/><text:soft-page-break/>between design and anthropology. Anthropology, as a practice that reflects on the events of the present and past and Design, as a practice that projects to the future...</text:p>
      <text:h text:style-name="Heading_20_1" text:outline-level="1"><text:bookmark-start text:name="__RefHeading__966_506529561"/>Pilot Studies<text:bookmark-end text:name="__RefHeading__966_506529561"/></text:h>
      <text:h text:style-name="Heading_20_2" text:outline-level="2"><text:bookmark-start text:name="__RefHeading__681_1994724931"/>Rational for the pilot studies<text:bookmark-end text:name="__RefHeading__681_1994724931"/></text:h>
      <text:p text:style-name="P6">Talk briefly about how </text:p>
      <text:list xml:id="list9036463636025527092" text:style-name="L4">
        <text:list-item>
          <text:p text:style-name="P44"><text:span text:style-name="T33">E</text:span>igg was about off grid, sense of community <text:span text:style-name="T32">and promises of sustainable equal community. Where is it now and what are the day to day challenges in the globalised world?</text:span></text:p>
        </text:list-item>
        <text:list-item>
          <text:p text:style-name="P45">Power of <text:span text:style-name="T33">K</text:span>noydart was about challenges of digital data,<text:span text:style-name="T21"> Challenges of materialising data </text:span></text:p>
        </text:list-item>
        <text:list-item>
          <text:p text:style-name="P46">Zaytoun was about critical design, <text:span text:style-name="T31">digital culture of </text:span>consum<text:span text:style-name="T31">ing </text:span>disaster<text:span text:style-name="T31">s</text:span>, <text:s/>digital condition as described by Wilkie</text:p>
        </text:list-item>
        <text:list-item>
          <text:p text:style-name="P47">Personal grid</text:p>
        </text:list-item>
      </text:list>
      <text:h text:style-name="Heading_20_2" text:outline-level="2"><text:bookmark-start text:name="__RefHeading__968_506529561"/>Mobility on Eigg<text:bookmark-end text:name="__RefHeading__968_506529561"/></text:h>
      <text:p text:style-name="P5">In … 2014, I had a 10 days of artist residency on Isle of Eigg as part of a collaboration between University of Edinburgh and Eco Travel Network. The purpose of this residency was to develop more understanding of the connections between transport and energy use. This field trip while <text:span text:style-name="T22">being centred</text:span> around mobility, it also provided me with a unique opportunity to engage with many members of the Eigg community to develop further understanding of community dynamics, politics, power relations and everyday challenges of living off <text:span text:style-name="T22">the</text:span> grid.</text:p>
      <text:p text:style-name="P20">Over the 10 days residency I used mixed methods to gain more understanding of the two sets of questions I had. One sets of questions were about History of mobility and transports and its current practice and the other was to understand more about community dynamics, challeneges of day to day life, what does it mean to live off the grid.</text:p>
      <text:p text:style-name="Text_20_body"><text:span text:style-name="T35">The first obvious method for this enquiry would be Ethnographic</text:span><text:span text:style-name="T36"> </text:span><text:span text:style-name="T35">q</text:span><text:span text:style-name="T36">ualitative interviews. </text:span><text:span text:style-name="T35">This method is</text:span><text:span text:style-name="T36"> suitable </text:span><text:span text:style-name="T35">for</text:span><text:span text:style-name="T36"> captur</text:span><text:span text:style-name="T35">ing</text:span><text:span text:style-name="T36"> and examin</text:span><text:span text:style-name="T35">ing</text:span><text:span text:style-name="T36"> thought contexts, feelings and exploring relationships between different aspects of the phenomena </text:span><text:reference-mark-start text:name="ZOTERO_ITEM CSL_CITATION {&quot;citationID&quot;:&quot;qmdet957&quot;,&quot;properties&quot;:{&quot;formattedCitation&quot;:&quot;(Arksey &amp; Knight, 1999)&quot;,&quot;plainCitation&quot;:&quot;(Arksey &amp; Knight, 1999)&quot;},&quot;citationItems&quot;:[{&quot;id&quot;:442,&quot;uris&quot;:[&quot;http://zotero.org/users/local/3blTz8KG/items/4HZ2JVX7&quot;],&quot;uri&quot;:[&quot;http://zotero.org/users/local/3blTz8KG/items/4HZ2JVX7&quot;],&quot;itemData&quot;:{&quot;id&quot;:442,&quot;type&quot;:&quot;chapter&quot;,&quot;title&quot;:&quot;Why interviews?&quot;,&quot;container-title&quot;:&quot;Interviewing for social scientists: An introductory resource with examples&quot;,&quot;publisher&quot;:&quot;Sage&quot;,&quot;publisher-place&quot;:&quot;London&quot;,&quot;page&quot;:&quot;32-42&quot;,&quot;event-place&quot;:&quot;London&quot;,&quot;ISBN&quot;:&quot;0761958703&quot;,&quot;note&quot;:&quot;00000&quot;,&quot;author&quot;:[{&quot;family&quot;:&quot;Arksey&quot;,&quot;given&quot;:&quot;Hilary&quot;},{&quot;family&quot;:&quot;Knight&quot;,&quot;given&quot;:&quot;Peter T&quot;}],&quot;issued&quot;:{&quot;date-parts&quot;:[[&quot;1999&quot;]]}}}],&quot;schema&quot;:&quot;https://github.com/citation-style-language/schema/raw/master/csl-citation.json&quot;} RNDSmy75A6SZe"/><text:span text:style-name="T36">(Arksey &amp; Knight, 1999)</text:span><text:reference-mark-end text:name="ZOTERO_ITEM CSL_CITATION {&quot;citationID&quot;:&quot;qmdet957&quot;,&quot;properties&quot;:{&quot;formattedCitation&quot;:&quot;(Arksey &amp; Knight, 1999)&quot;,&quot;plainCitation&quot;:&quot;(Arksey &amp; Knight, 1999)&quot;},&quot;citationItems&quot;:[{&quot;id&quot;:442,&quot;uris&quot;:[&quot;http://zotero.org/users/local/3blTz8KG/items/4HZ2JVX7&quot;],&quot;uri&quot;:[&quot;http://zotero.org/users/local/3blTz8KG/items/4HZ2JVX7&quot;],&quot;itemData&quot;:{&quot;id&quot;:442,&quot;type&quot;:&quot;chapter&quot;,&quot;title&quot;:&quot;Why interviews?&quot;,&quot;container-title&quot;:&quot;Interviewing for social scientists: An introductory resource with examples&quot;,&quot;publisher&quot;:&quot;Sage&quot;,&quot;publisher-place&quot;:&quot;London&quot;,&quot;page&quot;:&quot;32-42&quot;,&quot;event-place&quot;:&quot;London&quot;,&quot;ISBN&quot;:&quot;0761958703&quot;,&quot;note&quot;:&quot;00000&quot;,&quot;author&quot;:[{&quot;family&quot;:&quot;Arksey&quot;,&quot;given&quot;:&quot;Hilary&quot;},{&quot;family&quot;:&quot;Knight&quot;,&quot;given&quot;:&quot;Peter T&quot;}],&quot;issued&quot;:{&quot;date-parts&quot;:[[&quot;1999&quot;]]}}}],&quot;schema&quot;:&quot;https://github.com/citation-style-language/schema/raw/master/csl-citation.json&quot;} RNDSmy75A6SZe"/>. <text:span text:style-name="T37">Whilst the Interview method opens some insights into the phenomena and creates specific realities about the concept of enquiry, it fails to ingrain other details of the context </text:span><text:reference-mark-start text:name="ZOTERO_ITEM CSL_CITATION {&quot;citationID&quot;:&quot;19lvf1vc45&quot;,&quot;properties&quot;:{&quot;formattedCitation&quot;:&quot;(Bagnoli, 2009; Law, 2004)&quot;,&quot;plainCitation&quot;:&quot;(Bagnoli, 2009; Law, 2004)&quot;},&quot;citationItems&quot;:[{&quot;id&quot;:457,&quot;uris&quot;:[&quot;http://zotero.org/users/local/3blTz8KG/items/UN3AWRJW&quot;],&quot;uri&quot;:[&quot;http://zotero.org/users/local/3blTz8KG/items/UN3AWRJW&quot;],&quot;itemData&quot;:{&quot;id&quot;:457,&quot;type&quot;:&quot;article-journal&quot;,&quot;title&quot;:&quot;Beyond the standard interview: the use of graphic elicitation and arts-based methods&quot;,&quot;container-title&quot;:&quot;Qualitative Research&quot;,&quot;page&quot;:&quot;547-570&quot;,&quot;volume&quot;:&quot;9&quot;,&quot;issue&quot;:&quot;5&quot;,&quot;source&quot;:&quot;CrossRef&quot;,&quot;DOI&quot;:&quot;10.1177/1468794109343625&quot;,&quot;ISSN&quot;:&quot;1468-7941&quot;,&quot;note&quot;:&quot;00124&quot;,&quot;shortTitle&quot;:&quot;Beyond the standard interview&quot;,&quot;language&quot;:&quot;en&quot;,&quot;author&quot;:[{&quot;family&quot;:&quot;Bagnoli&quot;,&quot;given&quot;:&quot;A.&quot;}],&quot;issued&quot;:{&quot;date-parts&quot;:[[&quot;2009&quot;,11,1]]},&quot;accessed&quot;:{&quot;date-parts&quot;:[[&quot;2014&quot;,10,21]]}}},{&quot;id&quot;:451,&quot;uris&quot;:[&quot;http://zotero.org/users/local/3blTz8KG/items/S43KJGBH&quot;],&quot;uri&quot;:[&quot;http://zotero.org/users/local/3blTz8KG/items/S43KJGBH&quot;],&quot;itemData&quot;:{&quot;id&quot;:451,&quot;type&quot;:&quot;book&quot;,&quot;title&quot;:&quot;After method: Mess in social science research&quot;,&quot;publisher&quot;:&quot;Psychology Press&quot;,&quot;ISBN&quot;:&quot;0415341744&quot;,&quot;note&quot;:&quot;02179&quot;,&quot;author&quot;:[{&quot;family&quot;:&quot;Law&quot;,&quot;given&quot;:&quot;John&quot;}],&quot;issued&quot;:{&quot;date-parts&quot;:[[&quot;2004&quot;]]}}}],&quot;schema&quot;:&quot;https://github.com/citation-style-language/schema/raw/master/csl-citation.json&quot;} RNDjzNeFzROlO"/><text:span text:style-name="T37">(Bagnoli, 2009; Law, 2004)</text:span><text:reference-mark-end text:name="ZOTERO_ITEM CSL_CITATION {&quot;citationID&quot;:&quot;19lvf1vc45&quot;,&quot;properties&quot;:{&quot;formattedCitation&quot;:&quot;(Bagnoli, 2009; Law, 2004)&quot;,&quot;plainCitation&quot;:&quot;(Bagnoli, 2009; Law, 2004)&quot;},&quot;citationItems&quot;:[{&quot;id&quot;:457,&quot;uris&quot;:[&quot;http://zotero.org/users/local/3blTz8KG/items/UN3AWRJW&quot;],&quot;uri&quot;:[&quot;http://zotero.org/users/local/3blTz8KG/items/UN3AWRJW&quot;],&quot;itemData&quot;:{&quot;id&quot;:457,&quot;type&quot;:&quot;article-journal&quot;,&quot;title&quot;:&quot;Beyond the standard interview: the use of graphic elicitation and arts-based methods&quot;,&quot;container-title&quot;:&quot;Qualitative Research&quot;,&quot;page&quot;:&quot;547-570&quot;,&quot;volume&quot;:&quot;9&quot;,&quot;issue&quot;:&quot;5&quot;,&quot;source&quot;:&quot;CrossRef&quot;,&quot;DOI&quot;:&quot;10.1177/1468794109343625&quot;,&quot;ISSN&quot;:&quot;1468-7941&quot;,&quot;note&quot;:&quot;00124&quot;,&quot;shortTitle&quot;:&quot;Beyond the standard interview&quot;,&quot;language&quot;:&quot;en&quot;,&quot;author&quot;:[{&quot;family&quot;:&quot;Bagnoli&quot;,&quot;given&quot;:&quot;A.&quot;}],&quot;issued&quot;:{&quot;date-parts&quot;:[[&quot;2009&quot;,11,1]]},&quot;accessed&quot;:{&quot;date-parts&quot;:[[&quot;2014&quot;,10,21]]}}},{&quot;id&quot;:451,&quot;uris&quot;:[&quot;http://zotero.org/users/local/3blTz8KG/items/S43KJGBH&quot;],&quot;uri&quot;:[&quot;http://zotero.org/users/local/3blTz8KG/items/S43KJGBH&quot;],&quot;itemData&quot;:{&quot;id&quot;:451,&quot;type&quot;:&quot;book&quot;,&quot;title&quot;:&quot;After method: Mess in social science research&quot;,&quot;publisher&quot;:&quot;Psychology Press&quot;,&quot;ISBN&quot;:&quot;0415341744&quot;,&quot;note&quot;:&quot;02179&quot;,&quot;author&quot;:[{&quot;family&quot;:&quot;Law&quot;,&quot;given&quot;:&quot;John&quot;}],&quot;issued&quot;:{&quot;date-parts&quot;:[[&quot;2004&quot;]]}}}],&quot;schema&quot;:&quot;https://github.com/citation-style-language/schema/raw/master/csl-citation.json&quot;} RNDjzNeFzROlO"/><text:span text:style-name="T37">. In addition to the use of this Interview method, other methods such as visual ethnography and video ethnography (</text:span><text:span text:style-name="T16">Lauriel</text:span><text:span text:style-name="T37">) have been used through this study however the key central method in this research is semi-structured interviews</text:span></text:p>
      <text:p text:style-name="Text_20_body"><text:span text:style-name="T41">By looking at a small range of articles on the recruitment process it seems recruitment is one of the challenging parts of interview method (for examples, see: </text:span><text:reference-mark-start text:name="ZOTERO_ITEM CSL_CITATION {&quot;citationID&quot;:&quot;R36gHC8d&quot;,&quot;properties&quot;:{&quot;formattedCitation&quot;:&quot;(Newington &amp; Metcalfe, 2014; McDonald et al., 2006)&quot;,&quot;plainCitation&quot;:&quot;(Newington &amp; Metcalfe, 2014; McDonald et al., 2006)&quot;},&quot;citationItems&quot;:[{&quot;id&quot;:492,&quot;uris&quot;:[&quot;http://zotero.org/users/local/3blTz8KG/items/EH96TBAP&quot;],&quot;uri&quot;:[&quot;http://zotero.org/users/local/3blTz8KG/items/EH96TBAP&quot;],&quot;itemData&quot;:{&quot;id&quot;:492,&quot;type&quot;:&quot;article-journal&quot;,&quot;title&quot;:&quot;Factors influencing recruitment to research: qualitative study of the experiences and perceptions of research teams&quot;,&quot;container-title&quot;:&quot;BMC Medical Research Methodology&quot;,&quot;page&quot;:&quot;10&quot;,&quot;volume&quot;:&quot;14&quot;,&quot;issue&quot;:&quot;1&quot;,&quot;source&quot;:&quot;CrossRef&quot;,&quot;DOI&quot;:&quot;10.1186/1471-2288-14-10&quot;,&quot;ISSN&quot;:&quot;1471-2288&quot;,&quot;shortTitle&quot;:&quot;Factors influencing recruitment to research&quot;,&quot;language&quot;:&quot;en&quot;,&quot;author&quot;:[{&quot;family&quot;:&quot;Newington&quot;,&quot;given&quot;:&quot;Lisa&quot;},{&quot;family&quot;:&quot;Metcalfe&quot;,&quot;given&quot;:&quot;Alison&quot;}],&quot;issued&quot;:{&quot;date-parts&quot;:[[&quot;2014&quot;]]},&quot;accessed&quot;:{&quot;date-parts&quot;:[[&quot;2014&quot;,11,23]]}}},{&quot;id&quot;:494,&quot;uris&quot;:[&quot;http://zotero.org/users/local/3blTz8KG/items/Z9IF6H88&quot;],&quot;uri&quot;:[&quot;http://zotero.org/users/local/3blTz8KG/items/Z9IF6H88&quot;],&quot;itemData&quot;:{&quot;id&quot;:494,&quot;type&quot;:&quot;article-journal&quot;,&quot;title&quot;:&quot;What influences recruitment to randomised controlled trials? A review of trials funded by two UK funding agencies&quot;,&quot;container-title&quot;:&quot;Trials&quot;,&quot;page&quot;:&quot;9&quot;,&quot;volume&quot;:&quot;7&quot;,&quot;issue&quot;:&quot;1&quot;,&quot;ISSN&quot;:&quot;1745-6215&quot;,&quot;journalAbbreviation&quot;:&quot;Trials&quot;,&quot;author&quot;:[{&quot;family&quot;:&quot;McDonald&quot;,&quot;given&quot;:&quot;Alison M&quot;},{&quot;family&quot;:&quot;Knight&quot;,&quot;given&quot;:&quot;Rosemary C&quot;},{&quot;family&quot;:&quot;Campbell&quot;,&quot;given&quot;:&quot;Marion K&quot;},{&quot;family&quot;:&quot;Entwistle&quot;,&quot;given&quot;:&quot;Vikki A&quot;},{&quot;family&quot;:&quot;Grant&quot;,&quot;given&quot;:&quot;Adrian M&quot;},{&quot;family&quot;:&quot;Cook&quot;,&quot;given&quot;:&quot;Jonathan A&quot;},{&quot;family&quot;:&quot;Elbourne&quot;,&quot;given&quot;:&quot;Diana R&quot;},{&quot;family&quot;:&quot;Francis&quot;,&quot;given&quot;:&quot;David&quot;},{&quot;family&quot;:&quot;Garcia&quot;,&quot;given&quot;:&quot;Jo&quot;},{&quot;family&quot;:&quot;Roberts&quot;,&quot;given&quot;:&quot;Ian&quot;}],&quot;issued&quot;:{&quot;date-parts&quot;:[[&quot;2006&quot;]]}}}],&quot;schema&quot;:&quot;https://github.com/citation-style-language/schema/raw/master/csl-citation.json&quot;} RNDIkChNYlgFh"/><text:span text:style-name="T41">Newington &amp; Metcalfe, 2014; McDonald et al., 2006</text:span><text:reference-mark-end text:name="ZOTERO_ITEM CSL_CITATION {&quot;citationID&quot;:&quot;R36gHC8d&quot;,&quot;properties&quot;:{&quot;formattedCitation&quot;:&quot;(Newington &amp; Metcalfe, 2014; McDonald et al., 2006)&quot;,&quot;plainCitation&quot;:&quot;(Newington &amp; Metcalfe, 2014; McDonald et al., 2006)&quot;},&quot;citationItems&quot;:[{&quot;id&quot;:492,&quot;uris&quot;:[&quot;http://zotero.org/users/local/3blTz8KG/items/EH96TBAP&quot;],&quot;uri&quot;:[&quot;http://zotero.org/users/local/3blTz8KG/items/EH96TBAP&quot;],&quot;itemData&quot;:{&quot;id&quot;:492,&quot;type&quot;:&quot;article-journal&quot;,&quot;title&quot;:&quot;Factors influencing recruitment to research: qualitative study of the experiences and perceptions of research teams&quot;,&quot;container-title&quot;:&quot;BMC Medical Research Methodology&quot;,&quot;page&quot;:&quot;10&quot;,&quot;volume&quot;:&quot;14&quot;,&quot;issue&quot;:&quot;1&quot;,&quot;source&quot;:&quot;CrossRef&quot;,&quot;DOI&quot;:&quot;10.1186/1471-2288-14-10&quot;,&quot;ISSN&quot;:&quot;1471-2288&quot;,&quot;shortTitle&quot;:&quot;Factors influencing recruitment to research&quot;,&quot;language&quot;:&quot;en&quot;,&quot;author&quot;:[{&quot;family&quot;:&quot;Newington&quot;,&quot;given&quot;:&quot;Lisa&quot;},{&quot;family&quot;:&quot;Metcalfe&quot;,&quot;given&quot;:&quot;Alison&quot;}],&quot;issued&quot;:{&quot;date-parts&quot;:[[&quot;2014&quot;]]},&quot;accessed&quot;:{&quot;date-parts&quot;:[[&quot;2014&quot;,11,23]]}}},{&quot;id&quot;:494,&quot;uris&quot;:[&quot;http://zotero.org/users/local/3blTz8KG/items/Z9IF6H88&quot;],&quot;uri&quot;:[&quot;http://zotero.org/users/local/3blTz8KG/items/Z9IF6H88&quot;],&quot;itemData&quot;:{&quot;id&quot;:494,&quot;type&quot;:&quot;article-journal&quot;,&quot;title&quot;:&quot;What influences recruitment to randomised controlled trials? A review of trials funded by two UK funding agencies&quot;,&quot;container-title&quot;:&quot;Trials&quot;,&quot;page&quot;:&quot;9&quot;,&quot;volume&quot;:&quot;7&quot;,&quot;issue&quot;:&quot;1&quot;,&quot;ISSN&quot;:&quot;1745-6215&quot;,&quot;journalAbbreviation&quot;:&quot;Trials&quot;,&quot;author&quot;:[{&quot;family&quot;:&quot;McDonald&quot;,&quot;given&quot;:&quot;Alison M&quot;},{&quot;family&quot;:&quot;Knight&quot;,&quot;given&quot;:&quot;Rosemary C&quot;},{&quot;family&quot;:&quot;Campbell&quot;,&quot;given&quot;:&quot;Marion K&quot;},{&quot;family&quot;:&quot;Entwistle&quot;,&quot;given&quot;:&quot;Vikki A&quot;},{&quot;family&quot;:&quot;Grant&quot;,&quot;given&quot;:&quot;Adrian M&quot;},{&quot;family&quot;:&quot;Cook&quot;,&quot;given&quot;:&quot;Jonathan A&quot;},{&quot;family&quot;:&quot;Elbourne&quot;,&quot;given&quot;:&quot;Diana R&quot;},{&quot;family&quot;:&quot;Francis&quot;,&quot;given&quot;:&quot;David&quot;},{&quot;family&quot;:&quot;Garcia&quot;,&quot;given&quot;:&quot;Jo&quot;},{&quot;family&quot;:&quot;Roberts&quot;,&quot;given&quot;:&quot;Ian&quot;}],&quot;issued&quot;:{&quot;date-parts&quot;:[[&quot;2006&quot;]]}}}],&quot;schema&quot;:&quot;https://github.com/citation-style-language/schema/raw/master/csl-citation.json&quot;} RNDIkChNYlgFh"/><text:span text:style-name="T41">). Some of these difficulties come with the standards for evaluating the </text:span><text:soft-page-break/><text:span text:style-name="T41">interviews, such as size of the sample, the relation between demographics, individual backgrounds and research questions. </text:span></text:p>
      <text:p text:style-name="P24">Logistical issues are another factor affecting the recruitment process, for example the distance the individuals need to travel, time limits, language barriers and researcher barriers such as resources, time limits and so on.</text:p>
      <text:p text:style-name="P25">Working in a small remote community and <text:span text:style-name="T41">having only ten days to spend on the island, notifiable number of researchers continuously talking to the community and taking their time for doing a diverse range of research were some of the obstacles in the recruitment process. Fortunately we managed to develop reliable relationships with a few active and respected members of the community which assisted me in the initial stages of recruitment, the probe was another element that helped with the recruitment as people felt more obliged to agree to meet with me.</text:span></text:p>
      <text:p text:style-name="P21">After arriving on Eigg and not managing to organise any interviews through the online invitation, <text:span text:style-name="T38">I manage to organise the first two interviews through one …. . Further I followed</text:span> Katherine Davies (2010) approach in street sampling. I decided to knock on peoples doors and use any available opportunity to speak with them and arrange a time to do the interview<text:span text:style-name="T38">s.</text:span> <text:span text:style-name="T39">T</text:span>his approach allowed me to initiate a relationship with the people I was interviewing, <text:span text:style-name="T39">whilst also </text:span>help<text:span text:style-name="T38">ing</text:span> me in developing a richer ethnographic observation of the process. <text:span text:style-name="T40">This also gave me the opportunity to </text:span>observe the recruitment phase. <text:span text:style-name="T38">By the end of my trip I managed to conduct eleven interviews which was more than half of the individuals who trialled the car. </text:span>This was however a unique opportunity as winter season decreased the amount of activity on the island and also the number of the researcher<text:span text:style-name="T38">s in winter </text:span>according to the locals were far less than other seasons. </text:p>
      <text:p text:style-name="P19">Eigg is one of the inner Hebrides Islands in West coast of Scotland with currently population of <text:span text:style-name="T23">around</text:span> 100 people. <text:span text:style-name="T23">The population of the island was completely wiped out by clan fights in the 17</text:span><text:span text:style-name="T3">th</text:span><text:span text:style-name="T23"> century and then again in the twentieth century by landlords who found it more profitable to pasture sheep rather than renting land and homes to people which again resulted in forced immigration. </text:span>In mid 90s the community managed to get funding from Scottish Government and <text:span text:style-name="T23">European commission </text:span>to buy out the island. <text:span text:style-name="T23">Eigg is now one of the frontiers of renewable energy and also</text:span> one of the contemporary examples of land reform within the UK. </text:p>
      <text:p text:style-name="P22"><text:span text:style-name="T34">In 2010 the </text:span>community was awarded £300,000 in Big Green Challenge award run by the National Endowment for Science Technology and the Arts. <text:span text:style-name="T34">This was through decreasing day to day energy use for example heating, walking and cycilng as the main mode of transport and fitting solar panels to homes. While this was a big success for the community to win an award, organise a Giant Green Footsteps Festival that brought hundreds of individuals from other parts of UK to see these new sustainable ways to live off grid. Majority of people that I interviewed during my residency on the island spoke about the green challenge with some sense of nostalgia and most of the interviewees mentioned how practicalities of day to day life comes in </text:span><text:soft-page-break/><text:span text:style-name="T34">the way and the practice of sharing lifts and reducing your energy use is not in the core of activities as much any more. This was dues to reasons such as tourism and the need to be mobilised and fast. Sense of independence that cars will give to individuals, for example … mentioned about how sometime you just want to drive by yourself and don't think about the island and the community and this will give you space to think. Or …. spoke about the difficulties of sharing vehicles and how you need <text:s/>control over your transport for example when you are going to social events.</text:span></text:p>
      <text:p text:style-name="P23"/>
      <text:h text:style-name="Heading_20_2" text:outline-level="2"><text:bookmark-start text:name="__RefHeading__970_506529561"/>Power of Knoydart<text:bookmark-end text:name="__RefHeading__970_506529561"/></text:h>
      <text:h text:style-name="Heading_20_3" text:outline-level="3"><text:bookmark-start text:name="__RefHeading__683_1994724931"/>Power<text:bookmark-end text:name="__RefHeading__683_1994724931"/></text:h>
      <text:h text:style-name="Heading_20_3" text:outline-level="3"><text:bookmark-start text:name="__RefHeading__850_506529561"/>Data and its materialisation<text:bookmark-end text:name="__RefHeading__850_506529561"/></text:h>
      <text:h text:style-name="Heading_20_3" text:outline-level="3"><text:bookmark-start text:name="__RefHeading__964_506529561"/>Towards a definition of data<text:bookmark-end text:name="__RefHeading__964_506529561"/></text:h>
      <text:h text:style-name="Heading_20_3" text:outline-level="3"><text:bookmark-start text:name="__RefHeading__984_506529561"/>Different types of data<text:bookmark-end text:name="__RefHeading__984_506529561"/></text:h>
      <text:h text:style-name="Heading_20_3" text:outline-level="3"/>
      <text:h text:style-name="Heading_20_2" text:outline-level="2"><text:bookmark-start text:name="__RefHeading__972_506529561"/>Zaytoun<text:bookmark-end text:name="__RefHeading__972_506529561"/></text:h>
      <text:p text:style-name="Text_20_body">Networked journalism, a recent trend through the development of Web 2.0 and 3.0 technologies such as micro-blogging and social media gave birth to a new form of interaction between the traditional notion of journalism and the public (Beckett 2010). The spread of smartphones and Internet to all corners of the world has given individuals a global voice for what they see, hear and observe.</text:p>
      <text:p text:style-name="Text_20_body">Bradshaw (2012) discusses some of the hidden practices within Data Journalism such as methods that journalists use to filter the data, vast data collection techniques and data mining methods to generate new forms of information from digitised data. The complexity of the practice and issues with data overload in the modern age also brings in concerns about data privileges. For instance, how various kinds of information such as wars, diseases and corruption compete with one another.</text:p>
      <text:p text:style-name="Text_20_body">The piece ‘Zaytoun’, was created in response to the 50 days war in the Gaza Strip of Occupied Palestine during the summer of 2014. Graphite-based conductive ink on top of an emotive illustration by artist Mina Braun affords the opportunity for direct interaction with the drawing. Touches across the textured surface trigger a change in the capacitance of the circuit, which is detected by the various analogue pins of an Arduino Mega micro controller. When a threshold of electrical current is broken, the program sends text to a pair of thermal receipt printers. </text:p>
      <text:p text:style-name="Text_20_body">One of the thermal printers prints names of individuals who died during this war and the other prints collected local stories from twitter. The stories included within this work are collected from individuals living inside Gaza strip, Jerusalem and the West Bank, reporting the current <text:soft-page-break/>crisis. Names of people who lost their lives, during and since the invasion are downloaded periodically from Al-Khabar (Al-Khabar 2014) website which gets the list from Gaza Ministry of Health. In order to capture this data we developed a PHP program that converted and stored it using JSON standard for use within the visualisation.</text:p>
      <text:p text:style-name="Text_20_body">The illustration consists of families and an olive tree <text:s/>(see: Mehrpouya, 2014). Olive trees are internationally recognised as a symbol of peace. In Palestine they are also a symbol of unity and the relationship people have with their lands. Not only have the Palestinians been oppressed and forced to give up their lands but also vast numbers of these trees have been bulldozed or moved to occupied lands and inside Israel (See: Khoury 2013, Booth 2014).</text:p>
      <text:p text:style-name="Text_20_body">The invasion and bombardment of Gaza coincided with the run up to a symposium on the production of data, organised by the research centre for Design Informatics at the University of Edinburgh. Submission of the drawing was not only an opportunity to bring human suffering to the fore in an academic community which can, on occasion, be isolated from the ‘real world’. There was also a desire to preserve the personal nature of the data that major events inevitably generate now.</text:p>
      <text:h text:style-name="Heading_20_3" text:outline-level="3"><text:bookmark-start text:name="__RefHeading__720_1994724931"/>Data, Why Twitter?<text:bookmark-end text:name="__RefHeading__720_1994724931"/></text:h>
      <text:p text:style-name="Text_20_body">Everyday over 95 million messages get shared between users and twitter as a mediator of a real-time information network among all of its users <text:span text:style-name="T29">(Huberman et al. 2008)</text:span>. This creates a contested space, with various biases and concerns, for instance institutions who are more code-savvy and have an ability to automate and mass produce tweets. Also individuals with specific political agendas who can create various trends and biased information. The twitter system itself also tends to filter the daily 95 million tweets and tailor them to the interests of the user or perhaps the interests of twitter advertisers. This complexity, while providing an area of uncertainty and a blurred reliability (See: Stephanie 2009, Acar &amp; Muraki 2011), in disastrous situations also allows people to communicate in a more meaningful way with the people from outside and inside their countries (for examples see: Acar &amp; Muraki 2011, Heverin &amp; Zach 2010, Vieweg et al. 2010) .</text:p>
      <text:p text:style-name="Text_20_body">In this piece we needed to collect information about local stories reported by people directly involved in the disaster and solid numbers and figures which turned out to be a very challenging aspect of this work (For example the #gazaunderattack hashtag over the course of recent Israel election in the past week on average had about 6 thousand tweets per day (Topsy 2015)) As has been the case in the past with 24-hour rolling news, the actual persistence of this public content has been relatively flimsy. Stories and photos, unless recirculated in the ‘traditional media’ or archived by individuals, are difficult to track down after the event. One example is the above hashtag. Researchers were able to periodically scrape tweets from the API and saved over 267,000. However, on a recent search there were only some few hundred reported.</text:p>
      <text:h text:style-name="Heading_20_3" text:outline-level="3"><text:bookmark-start text:name="__RefHeading__722_1994724931"/>Reflection and Discussion:<text:bookmark-end text:name="__RefHeading__722_1994724931"/></text:h>
      <text:p text:style-name="Text_20_body">Following our installation at University of Edinburgh Producing Data Conference, we made some <text:soft-page-break/>changes to the collected stories of this piece and also some improvements at interaction level. </text:p>
      <text:p text:style-name="Text_20_body"/>
      <text:p text:style-name="Text_20_body">We did not collect any qualitative or quantitative data about this piece during its installation at the conference nor its installation at Edinburgh college of art except for the thread of printed paper itself that represents the number of times the drawing has been touched. </text:p>
      <text:p text:style-name="Text_20_body"/>
      <text:p text:style-name="Text_20_body">Over the course of the two installations we found that use of illustration and art as a way to communicate with digital data and numbers will create a very personal and strong link with the observers. We informally interviewed some of the participants at the Producing Data conference and one individual stated that he “never realised the war was still going on” and the majority of observers found the lengthy prints on receipt paper and personal stories very strong and communicative. </text:p>
      <text:p text:style-name="P18">We also found that the majority of people who looked at piece did not touch the illustration for reasons such as being scared of damaging the art work or not understanding the dynamics of the interaction. Over the course of two weeks only 65 individuals touched the illustration. The less formal location for display in the Evolution House building may also have contributed to this somewhat. The only direct feedback in the user experience is the sound of the printers triggering. If this is inaudible it is unclear that a touch was successful. For our exhibition in V&amp;A Digital Futures as Part of pre EVA-London conference we are planning to make the interaction part more clear and collect more qualitative feedback. </text:p>
      <text:h text:style-name="Heading_20_2" text:outline-level="2"><text:bookmark-start text:name="__RefHeading__974_506529561"/>Study of <text:span text:style-name="T2">personal</text:span> grid<text:bookmark-end text:name="__RefHeading__974_506529561"/></text:h>
      <text:p text:style-name="P17">This will have two parts </text:p>
      <text:p text:style-name="P7">1.Negative and reflective:</text:p>
      <text:p text:style-name="P11">Talk about hid<text:span text:style-name="T31">den globalised</text:span> class struggle within digital/neo-liberal culture, <text:span text:style-name="T31">lack of digital cultural theories, knowing about what happens but not understanding why, how to stop or change things, for example divestments, mining practices and so on.</text:span> how the personal grid study is aiming to untangle some of the complexities of our globalised grid <text:span text:style-name="T31">or show the privatised self. </text:span></text:p>
      <text:p text:style-name="P7">2.Positive and develop methods to resist</text:p>
      <text:p text:style-name="P16">recovering methods to reverse sections of our personal grid and taking back the ownership. What would it be like to have globalised/neoliberal<text:span text:style-name="T29"> class struggle?</text:span></text:p>
      <text:h text:style-name="P57" text:outline-level="1"><text:bookmark-start text:name="__RefHeading__956_506529561"/>Research outputs<text:bookmark-end text:name="__RefHeading__956_506529561"/></text:h>
      <text:p text:style-name="Text_20_body"><text:bookmark-start text:name="__RefHeading__1208_1160138338"/><text:bookmark-end text:name="__RefHeading__1208_1160138338"/></text:p>
      <text:list xml:id="list7122394757218516744" text:style-name="L5">
        <text:list-item>
          <text:p text:style-name="P48"><text:bookmark-start text:name="__RefHeading__1473_1299314926"/>Demo paper at Electronic Visualisation and the Arts London<text:bookmark-end text:name="__RefHeading__1473_1299314926"/></text:p>
        </text:list-item>
        <text:list-item>
          <text:p text:style-name="P48"><text:soft-page-break/>Zaytoun being exhibited at Design with Data Conference, UoE - <text:span text:style-name="T27">2014</text:span></text:p>
        </text:list-item>
        <text:list-item>
          <text:p text:style-name="P49">Zaytoun being exhibited at <text:span text:style-name="T20">the V&amp;A Digital Futures and demo paper at Electronic Visualisation and the Arts conference in London organised by Computer Arts Society, a specialist group of the Chartered Institute for IT (BCS) July 2015</text:span></text:p>
        </text:list-item>
        <text:list-item>
          <text:p text:style-name="P48"><text:bookmark-start text:name="__RefHeading__1475_1299314926"/>Personal grids presenting paper at <text:span text:style-name="T11">peer reviewed,</text:span> Provocative Plastics conference. <text:bookmark-end text:name="__RefHeading__1475_1299314926"/></text:p>
        </text:list-item>
        <text:list-item>
          <text:p text:style-name="P48"><text:bookmark-start text:name="__RefHeading__1477_1299314926"/>Power of Knoydart, Permanent installation <text:span text:style-name="T20">at</text:span> Knoydart information center<text:bookmark-end text:name="__RefHeading__1477_1299314926"/></text:p>
        </text:list-item>
        <text:list-item>
          <text:p text:style-name="P48">Eigg Mobility, Web-work. In Progress.</text:p>
        </text:list-item>
      </text:list>
      <text:p text:style-name="P3"/>
      <text:h text:style-name="P56" text:outline-level="1"><text:bookmark-start text:name="__RefHeading__976_506529561"/>Research gaps<text:bookmark-end text:name="__RefHeading__976_506529561"/></text:h>
      <text:p text:style-name="P2"/>
      <text:h text:style-name="P56" text:outline-level="1"><text:bookmark-start text:name="__RefHeading__978_506529561"/>Chapter<text:span text:style-name="T6">s</text:span> list for thesis<text:bookmark-end text:name="__RefHeading__978_506529561"/></text:h>
      <text:h text:style-name="Heading_20_2" text:outline-level="2"><text:bookmark-start text:name="__RefHeading__995_506529561"/>Intro<text:bookmark-end text:name="__RefHeading__995_506529561"/></text:h>
      <text:h text:style-name="P60" text:outline-level="2"><text:bookmark-start text:name="__RefHeading__997_506529561"/>Method<text:bookmark-end text:name="__RefHeading__997_506529561"/></text:h>
      <text:h text:style-name="Heading_20_2" text:outline-level="2"><text:bookmark-start text:name="__RefHeading__999_506529561"/>Data and its materialisation<text:bookmark-end text:name="__RefHeading__999_506529561"/></text:h>
      <text:h text:style-name="P61" text:outline-level="2"><text:bookmark-start text:name="__RefHeading__1005_506529561"/>Biased <text:span text:style-name="T5">algorithms</text:span><text:bookmark-end text:name="__RefHeading__1005_506529561"/></text:h>
      <text:h text:style-name="Heading_20_2" text:outline-level="2"><text:bookmark-start text:name="__RefHeading__1007_506529561"/>Economy of Attention<text:bookmark-end text:name="__RefHeading__1007_506529561"/></text:h>
      <text:h text:style-name="Heading_20_2" text:outline-level="2"><text:bookmark-start text:name="__RefHeading__1009_506529561"/>Power<text:bookmark-end text:name="__RefHeading__1009_506529561"/></text:h>
      <text:h text:style-name="Heading_20_2" text:outline-level="2"><text:bookmark-start text:name="__RefHeading__691_1994724931"/>Digital Condition<text:bookmark-end text:name="__RefHeading__691_1994724931"/></text:h>
      <text:h text:style-name="Heading_20_2" text:outline-level="2"><text:bookmark-start text:name="__RefHeading__685_1994724931"/><text:span text:style-name="T12">T</text:span>emporalit<text:span text:style-name="T12">ies</text:span> of Design and Anthropology<text:bookmark-end text:name="__RefHeading__685_1994724931"/></text:h>
      <text:h text:style-name="Heading_20_2" text:outline-level="2"><text:bookmark-start text:name="__RefHeading__1479_1299314926"/>Studies<text:bookmark-end text:name="__RefHeading__1479_1299314926"/></text:h>
      <text:h text:style-name="Heading_20_3" text:outline-level="3"><text:bookmark-start text:name="__RefHeading__1481_1299314926"/>Mobility on Eigg<text:bookmark-end text:name="__RefHeading__1481_1299314926"/></text:h>
      <text:h text:style-name="Heading_20_3" text:outline-level="3"><text:bookmark-start text:name="__RefHeading__1483_1299314926"/>Power of Knoydart<text:bookmark-end text:name="__RefHeading__1483_1299314926"/></text:h>
      <text:h text:style-name="Heading_20_3" text:outline-level="3"><text:bookmark-start text:name="__RefHeading__1485_1299314926"/>Zaytoun<text:bookmark-end text:name="__RefHeading__1485_1299314926"/></text:h>
      <text:h text:style-name="Heading_20_3" text:outline-level="3"><text:bookmark-start text:name="__RefHeading__1487_1299314926"/>Personal grids<text:bookmark-end text:name="__RefHeading__1487_1299314926"/></text:h>
      <text:h text:style-name="Heading_20_1" text:outline-level="1"><text:bookmark-start text:name="__RefHeading__980_506529561"/>Plan for year two and three<text:bookmark-end text:name="__RefHeading__980_506529561"/></text:h>
      <text:p text:style-name="P9">I will make this more concrete but need more time</text:p>
      <text:p text:style-name="P5">The first six months of the second year of the PhD will be dedicated to development of <text:soft-page-break/><text:span text:style-name="T25">Personal grid app and development of a method to study your own grid. I will also continue with the litrature review.</text:span></text:p>
      <text:p text:style-name="P12">The second half will be dedicated to work with 5 individuals, developing their personal grid and study the affect and effect by conducting interviews over the next six months periodically. <text:s/><text:span text:style-name="T26">One of the individuals that I am planning to test the personal grid application with will be myself and I will use autoethnography as the method to describe the findings of this research. </text:span></text:p>
      <text:p text:style-name="P12">The third year will be dedicated to writing up.</text:p>
      <text:p text:style-name="P13"/>
      <text:p text:style-name="P13"/>
      <text:h text:style-name="Heading_20_2" text:outline-level="2"><text:bookmark-start text:name="__RefHeading__709_1994724931"/>To be recycled...<text:bookmark-end text:name="__RefHeading__709_1994724931"/></text:h>
      <text:p text:style-name="P15">Talk briefly about anthropological methods and design methods</text:p>
      <text:p text:style-name="P14"><text:span text:style-name="T18">(</text:span><text:span text:style-name="T15">ethnographic field trips</text:span><text:span text:style-name="T18">) and non-direct study (Digital Anthropology see: </text:span><text:reference-mark-start text:name="ZOTERO_ITEM CSL_CITATION {&quot;citationID&quot;:&quot;7Df2mDrA&quot;,&quot;properties&quot;:{&quot;formattedCitation&quot;:&quot;(Horst &amp; Miller, 2013)&quot;,&quot;plainCitation&quot;:&quot;(Horst &amp; Miller, 2013)&quot;},&quot;citationItems&quot;:[{&quot;id&quot;:256,&quot;uris&quot;:[&quot;http://zotero.org/users/local/3blTz8KG/items/SZCD5XRZ&quot;],&quot;uri&quot;:[&quot;http://zotero.org/users/local/3blTz8KG/items/SZCD5XRZ&quot;],&quot;itemData&quot;:{&quot;id&quot;:256,&quot;type&quot;:&quot;book&quot;,&quot;title&quot;:&quot;Digital Anthropology&quot;,&quot;publisher&quot;:&quot;Bloomsbury Publishing&quot;,&quot;publisher-place&quot;:&quot;London&quot;,&quot;source&quot;:&quot;Open WorldCat&quot;,&quot;event-place&quot;:&quot;London&quot;,&quot;abstract&quot;:&quot;Anthropology has two main tasks: to understand what it is to be human and to examine how humanity is manifested differently in the diversity of culture. These tasks have gained new impetus from the extraordinary rise of the digital. This book brings together several key anthropologists working with digital culture to demonstrate just how productive an anthropological approach to the digital has already become. Through a range of case studies from Facebook to Second Life to Google Earth, Digital Anthropology explores how human and digital can be defined in relation to one another, from avatars.&quot;,&quot;URL&quot;:&quot;http://public.eblib.com/EBLPublic/PublicView.do?ptiID=1274330&quot;,&quot;ISBN&quot;:&quot;9780857852922 0857852922&quot;,&quot;note&quot;:&quot;00048&quot;,&quot;language&quot;:&quot;English&quot;,&quot;author&quot;:[{&quot;family&quot;:&quot;Horst&quot;,&quot;given&quot;:&quot;Heather A&quot;},{&quot;family&quot;:&quot;Miller&quot;,&quot;given&quot;:&quot;Daniel&quot;}],&quot;issued&quot;:{&quot;date-parts&quot;:[[&quot;2013&quot;]]},&quot;accessed&quot;:{&quot;date-parts&quot;:[[&quot;2014&quot;,9,29]]}}}],&quot;schema&quot;:&quot;https://github.com/citation-style-language/schema/raw/master/csl-citation.json&quot;} RNDcqm2SLBIjG"/><text:span text:style-name="T18">Horst &amp; Miller, 2013</text:span><text:reference-mark-end text:name="ZOTERO_ITEM CSL_CITATION {&quot;citationID&quot;:&quot;7Df2mDrA&quot;,&quot;properties&quot;:{&quot;formattedCitation&quot;:&quot;(Horst &amp; Miller, 2013)&quot;,&quot;plainCitation&quot;:&quot;(Horst &amp; Miller, 2013)&quot;},&quot;citationItems&quot;:[{&quot;id&quot;:256,&quot;uris&quot;:[&quot;http://zotero.org/users/local/3blTz8KG/items/SZCD5XRZ&quot;],&quot;uri&quot;:[&quot;http://zotero.org/users/local/3blTz8KG/items/SZCD5XRZ&quot;],&quot;itemData&quot;:{&quot;id&quot;:256,&quot;type&quot;:&quot;book&quot;,&quot;title&quot;:&quot;Digital Anthropology&quot;,&quot;publisher&quot;:&quot;Bloomsbury Publishing&quot;,&quot;publisher-place&quot;:&quot;London&quot;,&quot;source&quot;:&quot;Open WorldCat&quot;,&quot;event-place&quot;:&quot;London&quot;,&quot;abstract&quot;:&quot;Anthropology has two main tasks: to understand what it is to be human and to examine how humanity is manifested differently in the diversity of culture. These tasks have gained new impetus from the extraordinary rise of the digital. This book brings together several key anthropologists working with digital culture to demonstrate just how productive an anthropological approach to the digital has already become. Through a range of case studies from Facebook to Second Life to Google Earth, Digital Anthropology explores how human and digital can be defined in relation to one another, from avatars.&quot;,&quot;URL&quot;:&quot;http://public.eblib.com/EBLPublic/PublicView.do?ptiID=1274330&quot;,&quot;ISBN&quot;:&quot;9780857852922 0857852922&quot;,&quot;note&quot;:&quot;00048&quot;,&quot;language&quot;:&quot;English&quot;,&quot;author&quot;:[{&quot;family&quot;:&quot;Horst&quot;,&quot;given&quot;:&quot;Heather A&quot;},{&quot;family&quot;:&quot;Miller&quot;,&quot;given&quot;:&quot;Daniel&quot;}],&quot;issued&quot;:{&quot;date-parts&quot;:[[&quot;2013&quot;]]},&quot;accessed&quot;:{&quot;date-parts&quot;:[[&quot;2014&quot;,9,29]]}}}],&quot;schema&quot;:&quot;https://github.com/citation-style-language/schema/raw/master/csl-citation.json&quot;} RNDcqm2SLBIjG"/><text:span text:style-name="T18">) Edited volume on Digital anthropology on variety of topics).</text:span></text:p>
      <text:p text:style-name="P14"/>
      <text:p text:style-name="P14"><text:span text:style-name="T18">Ethnography as one of the dominant methods within anthropology calls for an analytical distance between the participants and the researcher <text:s/></text:span><text:reference-mark-start text:name="ZOTERO_ITEM CSL_CITATION {&quot;citationID&quot;:&quot;BDaAXLty&quot;,&quot;properties&quot;:{&quot;formattedCitation&quot;:&quot;(Latour &amp; Woolgar, 2013)&quot;,&quot;plainCitation&quot;:&quot;(Latour &amp; Woolgar, 2013)&quot;},&quot;citationItems&quot;:[{&quot;id&quot;:770,&quot;uris&quot;:[&quot;http://zotero.org/users/local/3blTz8KG/items/P6W5NIHE&quot;],&quot;uri&quot;:[&quot;http://zotero.org/users/local/3blTz8KG/items/P6W5NIHE&quot;],&quot;itemData&quot;:{&quot;id&quot;:770,&quot;type&quot;:&quot;book&quot;,&quot;title&quot;:&quot;Laboratory life: The construction of scientific facts&quot;,&quot;publisher&quot;:&quot;Princeton University Press&quot;,&quot;source&quot;:&quot;Google Scholar&quot;,&quot;URL&quot;:&quot;http://books.google.com/books?hl=en&amp;lr=&amp;id=vJ-JueUwptEC&amp;oi=fnd&amp;pg=PP1&amp;dq=%22New+Fiction+for%22+%22in+the+light+of+developments+in+the+social+study+of+science%22+%22most+substantial+change+to+the+first+edition+is+the+addition+of+an%22+&amp;ots=yS3xiJaD2T&amp;sig=tvvPjiWLaFOJMcDfwmrOZ9moeLE&quot;,&quot;note&quot;:&quot;00061&quot;,&quot;shortTitle&quot;:&quot;Laboratory life&quot;,&quot;author&quot;:[{&quot;family&quot;:&quot;Latour&quot;,&quot;given&quot;:&quot;Bruno&quot;},{&quot;family&quot;:&quot;Woolgar&quot;,&quot;given&quot;:&quot;Steve&quot;}],&quot;issued&quot;:{&quot;date-parts&quot;:[[&quot;2013&quot;]]},&quot;accessed&quot;:{&quot;date-parts&quot;:[[&quot;2015&quot;,6,27]]}}}],&quot;schema&quot;:&quot;https://github.com/citation-style-language/schema/raw/master/csl-citation.json&quot;} RNDzcK761Xj7h"/>(Latour &amp; Woolgar, 2013<text:span text:style-name="T18">)</text:span><text:reference-mark-end text:name="ZOTERO_ITEM CSL_CITATION {&quot;citationID&quot;:&quot;BDaAXLty&quot;,&quot;properties&quot;:{&quot;formattedCitation&quot;:&quot;(Latour &amp; Woolgar, 2013)&quot;,&quot;plainCitation&quot;:&quot;(Latour &amp; Woolgar, 2013)&quot;},&quot;citationItems&quot;:[{&quot;id&quot;:770,&quot;uris&quot;:[&quot;http://zotero.org/users/local/3blTz8KG/items/P6W5NIHE&quot;],&quot;uri&quot;:[&quot;http://zotero.org/users/local/3blTz8KG/items/P6W5NIHE&quot;],&quot;itemData&quot;:{&quot;id&quot;:770,&quot;type&quot;:&quot;book&quot;,&quot;title&quot;:&quot;Laboratory life: The construction of scientific facts&quot;,&quot;publisher&quot;:&quot;Princeton University Press&quot;,&quot;source&quot;:&quot;Google Scholar&quot;,&quot;URL&quot;:&quot;http://books.google.com/books?hl=en&amp;lr=&amp;id=vJ-JueUwptEC&amp;oi=fnd&amp;pg=PP1&amp;dq=%22New+Fiction+for%22+%22in+the+light+of+developments+in+the+social+study+of+science%22+%22most+substantial+change+to+the+first+edition+is+the+addition+of+an%22+&amp;ots=yS3xiJaD2T&amp;sig=tvvPjiWLaFOJMcDfwmrOZ9moeLE&quot;,&quot;note&quot;:&quot;00061&quot;,&quot;shortTitle&quot;:&quot;Laboratory life&quot;,&quot;author&quot;:[{&quot;family&quot;:&quot;Latour&quot;,&quot;given&quot;:&quot;Bruno&quot;},{&quot;family&quot;:&quot;Woolgar&quot;,&quot;given&quot;:&quot;Steve&quot;}],&quot;issued&quot;:{&quot;date-parts&quot;:[[&quot;2013&quot;]]},&quot;accessed&quot;:{&quot;date-parts&quot;:[[&quot;2015&quot;,6,27]]}}}],&quot;schema&quot;:&quot;https://github.com/citation-style-language/schema/raw/master/csl-citation.json&quot;} RNDzcK761Xj7h"/><text:span text:style-name="T18"> while as Latour (2013) explains that this notion of ethnography has been strongly criticised within anthropology, a wider approach to ethnography calls for thorough empirical observations and field notes. The problem of analytical distance is always a big challenge within Design and anthropology if the designer acts also as the anthropologist since there are many hidden codes and practices as part of the design object which may not be studied as they are either obvious to the researcher or not part of the conscious analytical eye of the researcher, for example the code being written as part of an interactive piece or object which could have direct effects on the relationships amongst the researcher, the designed object and participants. </text:span></text:p>
      <text:h text:style-name="P62" text:outline-level="2"/>
      <text:p text:style-name="P8">I will cut bits of the following section and add them where they fit and won't have it as a whole section...</text:p>
      <text:h text:style-name="P63" text:outline-level="2"><text:bookmark-start text:name="__RefHeading__986_506529561"/><text:span text:style-name="T24">R</text:span>eview of related design/artistic works <text:span text:style-name="T1">on data and social activism</text:span><text:bookmark-end text:name="__RefHeading__986_506529561"/></text:h>
      <text:p text:style-name="P10"/>
      <text:h text:style-name="P59" text:outline-level="3"><text:bookmark-start text:name="__RefHeading__988_506529561"/>Francis Alys<text:bookmark-end text:name="__RefHeading__988_506529561"/></text:h>
      <text:p text:style-name="P14"><text:span text:style-name="T7">Alys is a Belgian-born artist, currently living in Mexico. The reason his work is important in the context of the questions of this thesis is where his practice sits. One of the prominent themes within Alys' work <text:s/>is how he approaches time, the geological time and the technological time. </text:span><text:soft-page-break/><text:span text:style-name="T7">(For examples see: </text:span><text:reference-mark-start text:name="ZOTERO_ITEM CSL_CITATION {&quot;citationID&quot;:&quot;ZvdWiq7l&quot;,&quot;properties&quot;:{&quot;formattedCitation&quot;:&quot;(Alys, 1996; Alys, 2013)&quot;,&quot;plainCitation&quot;:&quot;(Alys, 1996; Alys, 2013)&quot;},&quot;citationItems&quot;:[{&quot;id&quot;:758,&quot;uris&quot;:[&quot;http://zotero.org/users/local/3blTz8KG/items/AWS83SNX&quot;],&quot;uri&quot;:[&quot;http://zotero.org/users/local/3blTz8KG/items/AWS83SNX&quot;],&quot;itemData&quot;:{&quot;id&quot;:758,&quot;type&quot;:&quot;graphic&quot;,&quot;title&quot;:&quot;If you are a typical spectator, what you are really doing is waiting for the accident to happen&quot;,&quot;medium&quot;:&quot;Video&quot;,&quot;URL&quot;:&quot;http://www.francisalys.com/public/ak40.html&quot;,&quot;note&quot;:&quot;00000&quot;,&quot;author&quot;:[{&quot;family&quot;:&quot;Alys&quot;,&quot;given&quot;:&quot;Francis&quot;}],&quot;issued&quot;:{&quot;date-parts&quot;:[[&quot;1996&quot;]]},&quot;accessed&quot;:{&quot;date-parts&quot;:[[&quot;2015&quot;,6,23]]}}},{&quot;id&quot;:759,&quot;uris&quot;:[&quot;http://zotero.org/users/local/3blTz8KG/items/KSJSSWUE&quot;],&quot;uri&quot;:[&quot;http://zotero.org/users/local/3blTz8KG/items/KSJSSWUE&quot;],&quot;itemData&quot;:{&quot;id&quot;:759,&quot;type&quot;:&quot;graphic&quot;,&quot;title&quot;:&quot;Sometimes Doing Is Undoing and Sometimes Undoing Is Doing&quot;,&quot;medium&quot;:&quot;Video&quot;,&quot;URL&quot;:&quot;http://www.francisalys.com/public/ak40.html&quot;,&quot;note&quot;:&quot;00000&quot;,&quot;author&quot;:[{&quot;family&quot;:&quot;Alys&quot;,&quot;given&quot;:&quot;Francis&quot;}],&quot;issued&quot;:{&quot;date-parts&quot;:[[&quot;2013&quot;]]},&quot;accessed&quot;:{&quot;date-parts&quot;:[[&quot;2015&quot;,6,23]]}}}],&quot;schema&quot;:&quot;https://github.com/citation-style-language/schema/raw/master/csl-citation.json&quot;} RNDUQ1m3CMng2"/><text:span text:style-name="T7">Alys, 1996; Alys, 2013</text:span><text:reference-mark-end text:name="ZOTERO_ITEM CSL_CITATION {&quot;citationID&quot;:&quot;ZvdWiq7l&quot;,&quot;properties&quot;:{&quot;formattedCitation&quot;:&quot;(Alys, 1996; Alys, 2013)&quot;,&quot;plainCitation&quot;:&quot;(Alys, 1996; Alys, 2013)&quot;},&quot;citationItems&quot;:[{&quot;id&quot;:758,&quot;uris&quot;:[&quot;http://zotero.org/users/local/3blTz8KG/items/AWS83SNX&quot;],&quot;uri&quot;:[&quot;http://zotero.org/users/local/3blTz8KG/items/AWS83SNX&quot;],&quot;itemData&quot;:{&quot;id&quot;:758,&quot;type&quot;:&quot;graphic&quot;,&quot;title&quot;:&quot;If you are a typical spectator, what you are really doing is waiting for the accident to happen&quot;,&quot;medium&quot;:&quot;Video&quot;,&quot;URL&quot;:&quot;http://www.francisalys.com/public/ak40.html&quot;,&quot;note&quot;:&quot;00000&quot;,&quot;author&quot;:[{&quot;family&quot;:&quot;Alys&quot;,&quot;given&quot;:&quot;Francis&quot;}],&quot;issued&quot;:{&quot;date-parts&quot;:[[&quot;1996&quot;]]},&quot;accessed&quot;:{&quot;date-parts&quot;:[[&quot;2015&quot;,6,23]]}}},{&quot;id&quot;:759,&quot;uris&quot;:[&quot;http://zotero.org/users/local/3blTz8KG/items/KSJSSWUE&quot;],&quot;uri&quot;:[&quot;http://zotero.org/users/local/3blTz8KG/items/KSJSSWUE&quot;],&quot;itemData&quot;:{&quot;id&quot;:759,&quot;type&quot;:&quot;graphic&quot;,&quot;title&quot;:&quot;Sometimes Doing Is Undoing and Sometimes Undoing Is Doing&quot;,&quot;medium&quot;:&quot;Video&quot;,&quot;URL&quot;:&quot;http://www.francisalys.com/public/ak40.html&quot;,&quot;note&quot;:&quot;00000&quot;,&quot;author&quot;:[{&quot;family&quot;:&quot;Alys&quot;,&quot;given&quot;:&quot;Francis&quot;}],&quot;issued&quot;:{&quot;date-parts&quot;:[[&quot;2013&quot;]]},&quot;accessed&quot;:{&quot;date-parts&quot;:[[&quot;2015&quot;,6,23]]}}}],&quot;schema&quot;:&quot;https://github.com/citation-style-language/schema/raw/master/csl-citation.json&quot;} RNDUQ1m3CMng2"/><text:span text:style-name="T7">). </text:span></text:p>
      <text:p text:style-name="P14"><text:span text:style-name="T8">In</text:span> “If you are a typical spectator, what you are really doing is waiting for the accident to happen”, <text:span text:style-name="T8">Alys shows the contested space between the spectator and the object. This is the very condition that we deal with on an everyday basis. Everyday when each individual checks the news they know they will find out about disasters and other events happening around the world and their community. While generally no one wants anything to happen, there is the contested space where the spectator is waiting for the interaction or accident. This very same condition is also part of the interaction mechanism of Zaytoun. </text:span><text:reference-mark-start text:name="ZOTERO_ITEM CSL_CITATION {&quot;citationID&quot;:&quot;hBUfaZxl&quot;,&quot;properties&quot;:{&quot;formattedCitation&quot;:&quot;(Selby, 2014)&quot;,&quot;plainCitation&quot;:&quot;(Selby, 2014)&quot;},&quot;citationItems&quot;:[{&quot;id&quot;:760,&quot;uris&quot;:[&quot;http://zotero.org/users/local/3blTz8KG/items/K8NN65B4&quot;],&quot;uri&quot;:[&quot;http://zotero.org/users/local/3blTz8KG/items/K8NN65B4&quot;],&quot;itemData&quot;:{&quot;id&quot;:760,&quot;type&quot;:&quot;post-weblog&quot;,&quot;title&quot;:&quot;The Earthquake Shelf&quot;,&quot;container-title&quot;:&quot;The Earthquake Shelf&quot;,&quot;abstract&quot;:&quot;The Earthquake Shelf uses real data, and eyewitness accounts to make memento's of earthquakes. It is part of  Experiential Manufacturing; a research project from the Mixed Reality Lab at the Univer...&quot;,&quot;URL&quot;:&quot;http://markmakedo.co.uk/portfolio/earthquake-shelf/&quot;,&quot;note&quot;:&quot;00049&quot;,&quot;author&quot;:[{&quot;family&quot;:&quot;Selby&quot;,&quot;given&quot;:&quot;Mark&quot;}],&quot;issued&quot;:{&quot;date-parts&quot;:[[&quot;2014&quot;]]},&quot;accessed&quot;:{&quot;date-parts&quot;:[[&quot;2015&quot;,6,23]]}}}],&quot;schema&quot;:&quot;https://github.com/citation-style-language/schema/raw/master/csl-citation.json&quot;} RNDd0QPxqEbLt"/>Selby <text:span text:style-name="T9">(</text:span>2014) <text:reference-mark-end text:name="ZOTERO_ITEM CSL_CITATION {&quot;citationID&quot;:&quot;hBUfaZxl&quot;,&quot;properties&quot;:{&quot;formattedCitation&quot;:&quot;(Selby, 2014)&quot;,&quot;plainCitation&quot;:&quot;(Selby, 2014)&quot;},&quot;citationItems&quot;:[{&quot;id&quot;:760,&quot;uris&quot;:[&quot;http://zotero.org/users/local/3blTz8KG/items/K8NN65B4&quot;],&quot;uri&quot;:[&quot;http://zotero.org/users/local/3blTz8KG/items/K8NN65B4&quot;],&quot;itemData&quot;:{&quot;id&quot;:760,&quot;type&quot;:&quot;post-weblog&quot;,&quot;title&quot;:&quot;The Earthquake Shelf&quot;,&quot;container-title&quot;:&quot;The Earthquake Shelf&quot;,&quot;abstract&quot;:&quot;The Earthquake Shelf uses real data, and eyewitness accounts to make memento's of earthquakes. It is part of  Experiential Manufacturing; a research project from the Mixed Reality Lab at the Univer...&quot;,&quot;URL&quot;:&quot;http://markmakedo.co.uk/portfolio/earthquake-shelf/&quot;,&quot;note&quot;:&quot;00049&quot;,&quot;author&quot;:[{&quot;family&quot;:&quot;Selby&quot;,&quot;given&quot;:&quot;Mark&quot;}],&quot;issued&quot;:{&quot;date-parts&quot;:[[&quot;2014&quot;]]},&quot;accessed&quot;:{&quot;date-parts&quot;:[[&quot;2015&quot;,6,23]]}}}],&quot;schema&quot;:&quot;https://github.com/citation-style-language/schema/raw/master/csl-citation.json&quot;} RNDd0QPxqEbLt"/>a<text:span text:style-name="T9">lso explored this contested space through his work the Earthquake shelf in which a ceramic piece has been equipped with a motor and electronics that would connect to live earthquake data from New Zealand and creates </text:span>memento’s of earthquakes <text:span text:style-name="T10">by vibrating the ceramic. This is based on the Richter magnitude scale of the earthquake. In this example, the spectator, again while not wanting an earthquake to happen in New Zealand, is also wishing to see the interaction. </text:span></text:p>
      <text:h text:style-name="P59" text:outline-level="3"><text:bookmark-start text:name="__RefHeading__990_506529561"/>Wafaa Bilal<text:bookmark-end text:name="__RefHeading__990_506529561"/></text:h>
      <text:h text:style-name="P59" text:outline-level="3"><text:bookmark-start text:name="__RefHeading__1469_1299314926"/>Marina Abramović<text:bookmark-end text:name="__RefHeading__1469_1299314926"/></text:h>
      <text:p text:style-name="P14"/>
      <text:h text:style-name="Heading_20_1" text:outline-level="1"><text:bookmark-start text:name="__RefHeading__485_1523688948"/>References:<text:bookmark-end text:name="__RefHeading__485_1523688948"/></text:h>
      <text:section text:style-name="Sect1" text:name="ZOTERO_BIBL {&quot;uncited&quot;:[[&quot;http://zotero.org/users/local/HmbEc9oH/items/3ZG8ZUXE&quot;]],&quot;custom&quot;:[]} CSL_BIBLIOGRAPHY RND7X0BUcZCsf">
        <text:p text:style-name="P64">Alys, F., 2013. Sometimes Doing Is Undoing and Sometimes Undoing Is Doing.</text:p>
        <text:p text:style-name="Bibliography_20_1">Alys, F., 1996. If you are a typical spectator, what you are really doing is waiting for the accident to happen.</text:p>
        <text:p text:style-name="Bibliography_20_1">Arksey, H., Knight, P.T., 1999. Why interviews?, in: Interviewing for Social Scientists: An Introductory Resource with Examples. Sage, London, pp. 32–42.</text:p>
        <text:p text:style-name="Bibliography_20_1">Bagnoli, A., 2009. Beyond the standard interview: the use of graphic elicitation and arts-based methods. Qual. Res. 9, 547–570. doi:10.1177/1468794109343625</text:p>
        <text:p text:style-name="Bibliography_20_1">Horst, H.A., Miller, D., 2013. Digital Anthropology. Bloomsbury Publishing, London.</text:p>
        <text:p text:style-name="Bibliography_20_1">Latour, B., Woolgar, S., 2013. Laboratory life: The construction of scientific facts. Princeton University Press.</text:p>
        <text:p text:style-name="Bibliography_20_1">Law, J., 2004. After method: Mess in social science research. Psychology Press.</text:p>
        <text:p text:style-name="Bibliography_20_1">McDonald, A.M., Knight, R.C., Campbell, M.K., Entwistle, V.A., Grant, A.M., Cook, J.A., Elbourne, D.R., Francis, D., Garcia, J., Roberts, I., 2006. What influences recruitment to randomised controlled trials? A review of trials funded by two UK funding agencies. Trials 7, 9.</text:p>
        <text:p text:style-name="Bibliography_20_1">Newington, L., Metcalfe, A., 2014. Factors influencing recruitment to research: qualitative study of the experiences and perceptions of research teams. BMC Med. Res. Methodol. 14, 10. doi:10.1186/1471-2288-14-10</text:p>
        <text:p text:style-name="Bibliography_20_1">Selby, M., 2014. The Earthquake Shelf. Earthq. Shelf.</text:p>
        <text:p text:style-name="Bibliography_20_1">Vannini, P., Taggart, J., 2015. Off the grid: re-assembling domestic life, Innovative ethnographies. Routledge, New Yo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illius ADF" svg:font-family="'Gillius ADF'"/>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illius AD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illius AD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Gillius ADF" fo:font-family="'Gillius ADF'"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illius ADF" fo:font-family="'Gillius ADF'"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Gillius ADF" fo:font-family="'Gillius ADF'"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4" style:display-name="Heading 4" style:family="paragraph" style:parent-style-name="Heading" style:class="text"/>
    <style:style style:name="ewic-Body_20_text" style:display-name="ewic-Body text"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ewic-Heading_20_1" style:display-name="ewic-Heading 1" style:family="paragraph">
      <style:paragraph-properties fo:margin-top="0.706cm" fo:margin-bottom="0.353cm" loext:contextual-spacing="true" fo:orphans="2" fo:widows="2" fo:hyphenation-ladder-count="no-limit" style:text-autospace="ideograph-alpha" style:punctuation-wrap="hanging" style:line-break="strict" style:writing-mode="lr-tb"/>
      <style:text-properties fo:text-transform="uppercase" style:use-window-font-color="true" style:font-name="Arial" fo:font-family="Arial" style:font-family-generic="swiss" style:font-pitch="variable" fo:font-size="10pt" fo:language="en" fo:country="GB" fo:font-weight="bold" style:font-name-asian="Times New Roman" style:font-family-asian="'Times New Roman'" style:font-family-generic-asian="roman" style:font-pitch-asian="variable" style:font-size-asian="10pt" style:language-asian="zh" style:country-asian="CN" style:font-weight-asian="bold"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New_20_Female" style:display-name="New Female" style:family="paragraph">
      <style:paragraph-properties fo:margin-top="0cm" fo:margin-bottom="0.212cm" loext:contextual-spacing="false" fo:text-align="justify" style:justify-single-word="false" fo:orphans="2" fo:widows="2">
        <style:tab-stops>
          <style:tab-stop style:position="1.27cm"/>
        </style:tab-stops>
      </style:paragraph-properties>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M </meta:initial-creator>
    <meta:creation-date>2015-06-17T07:54:03.848696287</meta:creation-date>
    <dc:date>2015-07-27T17:39:58.774974669</dc:date>
    <dc:creator>HM </dc:creator>
    <meta:editing-duration>P1DT15H22M14S</meta:editing-duration>
    <meta:editing-cycles>55</meta:editing-cycles>
    <meta:generator>LibreOffice/4.3.6.2$Linux_X86_64 LibreOffice_project/430$Build-2</meta:generator>
    <meta:document-statistic meta:table-count="0" meta:image-count="0" meta:object-count="0" meta:page-count="14" meta:paragraph-count="186" meta:word-count="4770" meta:character-count="29413" meta:non-whitespace-character-count="24809"/>
    <meta:user-defined meta:name="ZOTERO_PREF_1">&lt;data data-version="3" zotero-version="4.0.27.5"&gt;&lt;session id="8IlZwkR3"/&gt;&lt;style id="http://www.zotero.org/styles/elsevier-harvard" hasBibliography="1" bibliographyStyleHasBeenSet="1"/&gt;&lt;prefs&gt;&lt;pref name="fieldType" value="ReferenceMark"/&gt;&lt;pref name="storeR</meta:user-defined>
    <meta:user-defined meta:name="ZOTERO_PREF_2">eferences" value="true"/&gt;&lt;pref name="automaticJournalAbbreviations" value="true"/&gt;&lt;pref name="noteType" value=""/&gt;&lt;/prefs&gt;&lt;/data&gt;</meta:user-defined>
  </office:meta>
</office:document-meta>
</file>